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M-M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667837469" calcext:value-type="float">
            <text:p>10667837469</text:p>
          </table:table-cell>
          <table:table-cell office:value-type="float" office:value="7.45913" calcext:value-type="float">
            <text:p>7,45913</text:p>
          </table:table-cell>
          <table:table-cell office:value-type="float" office:value="1765" calcext:value-type="float">
            <text:p>1765</text:p>
          </table:table-cell>
          <table:table-cell office:value-type="float" office:value="9.8086" calcext:value-type="float">
            <text:p>9,8086</text:p>
          </table:table-cell>
          <table:table-cell table:style-name="ce1" office:value-type="float" office:value="161797582" calcext:value-type="float">
            <text:p>161797582</text:p>
          </table:table-cell>
          <table:table-cell office:value-type="float" office:value="0.405247" calcext:value-type="float">
            <text:p>0,405247</text:p>
          </table:table-cell>
          <table:table-cell office:value-type="float" office:value="452" calcext:value-type="float">
            <text:p>452</text:p>
          </table:table-cell>
          <table:table-cell office:value-type="float" office:value="0.551957" calcext:value-type="float">
            <text:p>0,551957</text:p>
          </table:table-cell>
          <table:table-cell table:style-name="ce1" office:value-type="float" office:value="24088626" calcext:value-type="float">
            <text:p>24088626</text:p>
          </table:table-cell>
          <table:table-cell office:value-type="float" office:value="0.967788" calcext:value-type="float">
            <text:p>0,967788</text:p>
          </table:table-cell>
          <table:table-cell office:value-type="float" office:value="1003" calcext:value-type="float">
            <text:p>1003</text:p>
          </table:table-cell>
          <table:table-cell office:value-type="float" office:value="1.54696" calcext:value-type="float">
            <text:p>1,54696</text:p>
          </table:table-cell>
          <table:table-cell table:style-name="ce1" office:value-type="float" office:value="18963958891" calcext:value-type="float">
            <text:p>1896395889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269035188" calcext:value-type="float">
            <text:p>10269035188</text:p>
          </table:table-cell>
          <table:table-cell office:value-type="float" office:value="7.45913" calcext:value-type="float">
            <text:p>7,45913</text:p>
          </table:table-cell>
          <table:table-cell office:value-type="float" office:value="1765" calcext:value-type="float">
            <text:p>1765</text:p>
          </table:table-cell>
          <table:table-cell office:value-type="float" office:value="9.8086" calcext:value-type="float">
            <text:p>9,8086</text:p>
          </table:table-cell>
          <table:table-cell table:style-name="ce1" office:value-type="float" office:value="3589865060" calcext:value-type="float">
            <text:p>3589865060</text:p>
          </table:table-cell>
          <table:table-cell office:value-type="float" office:value="0.405247" calcext:value-type="float">
            <text:p>0,405247</text:p>
          </table:table-cell>
          <table:table-cell office:value-type="float" office:value="452" calcext:value-type="float">
            <text:p>452</text:p>
          </table:table-cell>
          <table:table-cell office:value-type="float" office:value="0.551957" calcext:value-type="float">
            <text:p>0,551957</text:p>
          </table:table-cell>
          <table:table-cell table:style-name="ce1" office:value-type="float" office:value="20471608" calcext:value-type="float">
            <text:p>20471608</text:p>
          </table:table-cell>
          <table:table-cell office:value-type="float" office:value="0.967788" calcext:value-type="float">
            <text:p>0,967788</text:p>
          </table:table-cell>
          <table:table-cell office:value-type="float" office:value="1003" calcext:value-type="float">
            <text:p>1003</text:p>
          </table:table-cell>
          <table:table-cell office:value-type="float" office:value="1.54696" calcext:value-type="float">
            <text:p>1,54696</text:p>
          </table:table-cell>
          <table:table-cell table:style-name="ce1" office:value-type="float" office:value="26848697" calcext:value-type="float">
            <text:p>2684869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380661110" calcext:value-type="float">
            <text:p>10380661110</text:p>
          </table:table-cell>
          <table:table-cell office:value-type="float" office:value="7.45913" calcext:value-type="float">
            <text:p>7,45913</text:p>
          </table:table-cell>
          <table:table-cell office:value-type="float" office:value="1765" calcext:value-type="float">
            <text:p>1765</text:p>
          </table:table-cell>
          <table:table-cell office:value-type="float" office:value="9.8086" calcext:value-type="float">
            <text:p>9,8086</text:p>
          </table:table-cell>
          <table:table-cell table:style-name="ce1" office:value-type="float" office:value="105331186" calcext:value-type="float">
            <text:p>105331186</text:p>
          </table:table-cell>
          <table:table-cell office:value-type="float" office:value="0.405247" calcext:value-type="float">
            <text:p>0,405247</text:p>
          </table:table-cell>
          <table:table-cell office:value-type="float" office:value="452" calcext:value-type="float">
            <text:p>452</text:p>
          </table:table-cell>
          <table:table-cell office:value-type="float" office:value="0.551957" calcext:value-type="float">
            <text:p>0,551957</text:p>
          </table:table-cell>
          <table:table-cell table:style-name="ce1" office:value-type="float" office:value="10377080469" calcext:value-type="float">
            <text:p>10377080469</text:p>
          </table:table-cell>
          <table:table-cell office:value-type="float" office:value="0.967788" calcext:value-type="float">
            <text:p>0,967788</text:p>
          </table:table-cell>
          <table:table-cell office:value-type="float" office:value="1003" calcext:value-type="float">
            <text:p>1003</text:p>
          </table:table-cell>
          <table:table-cell office:value-type="float" office:value="1.54696" calcext:value-type="float">
            <text:p>1,54696</text:p>
          </table:table-cell>
          <table:table-cell table:style-name="ce1" office:value-type="float" office:value="398892891" calcext:value-type="float">
            <text:p>39889289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269320333" calcext:value-type="float">
            <text:p>10269320333</text:p>
          </table:table-cell>
          <table:table-cell office:value-type="float" office:value="7.45913" calcext:value-type="float">
            <text:p>7,45913</text:p>
          </table:table-cell>
          <table:table-cell office:value-type="float" office:value="1765" calcext:value-type="float">
            <text:p>1765</text:p>
          </table:table-cell>
          <table:table-cell office:value-type="float" office:value="9.8086" calcext:value-type="float">
            <text:p>9,8086</text:p>
          </table:table-cell>
          <table:table-cell table:style-name="ce1" office:value-type="float" office:value="126782163" calcext:value-type="float">
            <text:p>126782163</text:p>
          </table:table-cell>
          <table:table-cell office:value-type="float" office:value="0.405247" calcext:value-type="float">
            <text:p>0,405247</text:p>
          </table:table-cell>
          <table:table-cell office:value-type="float" office:value="452" calcext:value-type="float">
            <text:p>452</text:p>
          </table:table-cell>
          <table:table-cell office:value-type="float" office:value="0.551957" calcext:value-type="float">
            <text:p>0,551957</text:p>
          </table:table-cell>
          <table:table-cell table:style-name="ce1" office:value-type="float" office:value="10396365217" calcext:value-type="float">
            <text:p>10396365217</text:p>
          </table:table-cell>
          <table:table-cell office:value-type="float" office:value="0.967788" calcext:value-type="float">
            <text:p>0,967788</text:p>
          </table:table-cell>
          <table:table-cell office:value-type="float" office:value="1003" calcext:value-type="float">
            <text:p>1003</text:p>
          </table:table-cell>
          <table:table-cell office:value-type="float" office:value="1.54696" calcext:value-type="float">
            <text:p>1,54696</text:p>
          </table:table-cell>
          <table:table-cell table:style-name="ce1" office:value-type="float" office:value="26394708" calcext:value-type="float">
            <text:p>26394708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2650815" calcext:value-type="float">
            <text:p>12650815</text:p>
          </table:table-cell>
          <table:table-cell office:value-type="float" office:value="7.45913" calcext:value-type="float">
            <text:p>7,45913</text:p>
          </table:table-cell>
          <table:table-cell office:value-type="float" office:value="1765" calcext:value-type="float">
            <text:p>1765</text:p>
          </table:table-cell>
          <table:table-cell office:value-type="float" office:value="9.8086" calcext:value-type="float">
            <text:p>9,8086</text:p>
          </table:table-cell>
          <table:table-cell table:style-name="ce1" office:value-type="float" office:value="53995079276" calcext:value-type="float">
            <text:p>53995079276</text:p>
          </table:table-cell>
          <table:table-cell office:value-type="float" office:value="0.405247" calcext:value-type="float">
            <text:p>0,405247</text:p>
          </table:table-cell>
          <table:table-cell office:value-type="float" office:value="452" calcext:value-type="float">
            <text:p>452</text:p>
          </table:table-cell>
          <table:table-cell office:value-type="float" office:value="0.551957" calcext:value-type="float">
            <text:p>0,551957</text:p>
          </table:table-cell>
          <table:table-cell table:style-name="ce1" office:value-type="float" office:value="10439308476" calcext:value-type="float">
            <text:p>10439308476</text:p>
          </table:table-cell>
          <table:table-cell office:value-type="float" office:value="0.967788" calcext:value-type="float">
            <text:p>0,967788</text:p>
          </table:table-cell>
          <table:table-cell office:value-type="float" office:value="1003" calcext:value-type="float">
            <text:p>1003</text:p>
          </table:table-cell>
          <table:table-cell office:value-type="float" office:value="1.54696" calcext:value-type="float">
            <text:p>1,54696</text:p>
          </table:table-cell>
          <table:table-cell table:style-name="ce1" office:value-type="float" office:value="19419134565" calcext:value-type="float">
            <text:p>1941913456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104092" calcext:value-type="float">
            <text:p>0,104092</text:p>
          </table:table-cell>
          <table:table-cell table:formula="of:=([.C3]+[.C4]+[.C5]+[.C6]+[.C7])/5" office:value-type="float" office:value="21" calcext:value-type="float">
            <text:p>21</text:p>
          </table:table-cell>
          <table:table-cell table:formula="of:=([.D3]+[.D4]+[.D5]+[.D6]+[.D7])/5" office:value-type="float" office:value="0.106157" calcext:value-type="float">
            <text:p>0,106157</text:p>
          </table:table-cell>
          <table:table-cell table:style-name="ce1" table:formula="of:=([.E3]+[.E4]+[.E5]+[.E6]+[.E7])/5" office:value-type="float" office:value="8319900983" calcext:value-type="float">
            <text:p>8319900983</text:p>
          </table:table-cell>
          <table:table-cell table:formula="of:=([.F3]+[.F4]+[.F5]+[.F6]+[.F7])/5" office:value-type="float" office:value="7.45913" calcext:value-type="float">
            <text:p>7,45913</text:p>
          </table:table-cell>
          <table:table-cell table:formula="of:=([.G3]+[.G4]+[.G5]+[.G6]+[.G7])/5" office:value-type="float" office:value="1765" calcext:value-type="float">
            <text:p>1765</text:p>
          </table:table-cell>
          <table:table-cell table:formula="of:=([.H3]+[.H4]+[.H5]+[.H6]+[.H7])/5" office:value-type="float" office:value="9.8086" calcext:value-type="float">
            <text:p>9,8086</text:p>
          </table:table-cell>
          <table:table-cell table:style-name="ce1" table:formula="of:=([.I3]+[.I4]+[.I5]+[.I6]+[.I7])/5" office:value-type="float" office:value="11595771053.4" calcext:value-type="float">
            <text:p>11595771053,4</text:p>
          </table:table-cell>
          <table:table-cell table:formula="of:=([.J3]+[.J4]+[.J5]+[.J6]+[.J7])/5" office:value-type="float" office:value="0.405247" calcext:value-type="float">
            <text:p>0,405247</text:p>
          </table:table-cell>
          <table:table-cell table:formula="of:=([.K3]+[.K4]+[.K5]+[.K6]+[.K7])/5" office:value-type="float" office:value="452" calcext:value-type="float">
            <text:p>452</text:p>
          </table:table-cell>
          <table:table-cell table:formula="of:=([.L3]+[.L4]+[.L5]+[.L6]+[.L7])/5" office:value-type="float" office:value="0.551957" calcext:value-type="float">
            <text:p>0,551957</text:p>
          </table:table-cell>
          <table:table-cell table:style-name="ce1" table:formula="of:=([.M3]+[.M4]+[.M5]+[.M6]+[.M7])/5" office:value-type="float" office:value="6251462879.2" calcext:value-type="float">
            <text:p>6251462879,2</text:p>
          </table:table-cell>
          <table:table-cell table:formula="of:=([.N3]+[.N4]+[.N5]+[.N6]+[.N7])/5" office:value-type="float" office:value="0.967788" calcext:value-type="float">
            <text:p>0,967788</text:p>
          </table:table-cell>
          <table:table-cell table:formula="of:=([.O3]+[.O4]+[.O5]+[.O6]+[.O7])/5" office:value-type="float" office:value="1003" calcext:value-type="float">
            <text:p>1003</text:p>
          </table:table-cell>
          <table:table-cell table:formula="of:=([.P3]+[.P4]+[.P5]+[.P6]+[.P7])/5" office:value-type="float" office:value="1.54696" calcext:value-type="float">
            <text:p>1,54696</text:p>
          </table:table-cell>
          <table:table-cell table:style-name="ce1" table:formula="of:=([.Q3]+[.Q4]+[.Q5]+[.Q6]+[.Q7])/5" office:value-type="float" office:value="7767045950.4" calcext:value-type="float">
            <text:p>7767045950,4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283609233" calcext:value-type="float">
            <text:p>10283609233</text:p>
          </table:table-cell>
          <table:table-cell office:value-type="float" office:value="4.46799" calcext:value-type="float">
            <text:p>4,46799</text:p>
          </table:table-cell>
          <table:table-cell office:value-type="float" office:value="1408" calcext:value-type="float">
            <text:p>1408</text:p>
          </table:table-cell>
          <table:table-cell office:value-type="float" office:value="5.74928" calcext:value-type="float">
            <text:p>5,74928</text:p>
          </table:table-cell>
          <table:table-cell table:style-name="ce1" office:value-type="float" office:value="54787534344" calcext:value-type="float">
            <text:p>5478753434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449674326" calcext:value-type="float">
            <text:p>10449674326</text:p>
          </table:table-cell>
          <table:table-cell office:value-type="float" office:value="1.59757" calcext:value-type="float">
            <text:p>1,59757</text:p>
          </table:table-cell>
          <table:table-cell office:value-type="float" office:value="908" calcext:value-type="float">
            <text:p>908</text:p>
          </table:table-cell>
          <table:table-cell office:value-type="float" office:value="2.18377" calcext:value-type="float">
            <text:p>2,18377</text:p>
          </table:table-cell>
          <table:table-cell table:style-name="ce1" office:value-type="float" office:value="19473273892" calcext:value-type="float">
            <text:p>19473273892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370010406" calcext:value-type="float">
            <text:p>10370010406</text:p>
          </table:table-cell>
          <table:table-cell office:value-type="float" office:value="4.46799" calcext:value-type="float">
            <text:p>4,46799</text:p>
          </table:table-cell>
          <table:table-cell office:value-type="float" office:value="1408" calcext:value-type="float">
            <text:p>1408</text:p>
          </table:table-cell>
          <table:table-cell office:value-type="float" office:value="5.74928" calcext:value-type="float">
            <text:p>5,74928</text:p>
          </table:table-cell>
          <table:table-cell table:style-name="ce1" office:value-type="float" office:value="279002233" calcext:value-type="float">
            <text:p>27900223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896687" calcext:value-type="float">
            <text:p>13896687</text:p>
          </table:table-cell>
          <table:table-cell office:value-type="float" office:value="1.59757" calcext:value-type="float">
            <text:p>1,59757</text:p>
          </table:table-cell>
          <table:table-cell office:value-type="float" office:value="908" calcext:value-type="float">
            <text:p>908</text:p>
          </table:table-cell>
          <table:table-cell office:value-type="float" office:value="2.18377" calcext:value-type="float">
            <text:p>2,18377</text:p>
          </table:table-cell>
          <table:table-cell table:style-name="ce1" office:value-type="float" office:value="27978682" calcext:value-type="float">
            <text:p>2797868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423271512" calcext:value-type="float">
            <text:p>10423271512</text:p>
          </table:table-cell>
          <table:table-cell office:value-type="float" office:value="4.46799" calcext:value-type="float">
            <text:p>4,46799</text:p>
          </table:table-cell>
          <table:table-cell office:value-type="float" office:value="1408" calcext:value-type="float">
            <text:p>1408</text:p>
          </table:table-cell>
          <table:table-cell office:value-type="float" office:value="5.74928" calcext:value-type="float">
            <text:p>5,74928</text:p>
          </table:table-cell>
          <table:table-cell table:style-name="ce1" office:value-type="float" office:value="96888116" calcext:value-type="float">
            <text:p>9688811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058701" calcext:value-type="float">
            <text:p>13058701</text:p>
          </table:table-cell>
          <table:table-cell office:value-type="float" office:value="1.59757" calcext:value-type="float">
            <text:p>1,59757</text:p>
          </table:table-cell>
          <table:table-cell office:value-type="float" office:value="908" calcext:value-type="float">
            <text:p>908</text:p>
          </table:table-cell>
          <table:table-cell office:value-type="float" office:value="2.18377" calcext:value-type="float">
            <text:p>2,18377</text:p>
          </table:table-cell>
          <table:table-cell table:style-name="ce1" office:value-type="float" office:value="19690043608" calcext:value-type="float">
            <text:p>1969004360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441098876" calcext:value-type="float">
            <text:p>10441098876</text:p>
          </table:table-cell>
          <table:table-cell office:value-type="float" office:value="4.46799" calcext:value-type="float">
            <text:p>4,46799</text:p>
          </table:table-cell>
          <table:table-cell office:value-type="float" office:value="1408" calcext:value-type="float">
            <text:p>1408</text:p>
          </table:table-cell>
          <table:table-cell office:value-type="float" office:value="5.74928" calcext:value-type="float">
            <text:p>5,74928</text:p>
          </table:table-cell>
          <table:table-cell table:style-name="ce1" office:value-type="float" office:value="108880830" calcext:value-type="float">
            <text:p>10888083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4083991" calcext:value-type="float">
            <text:p>14083991</text:p>
          </table:table-cell>
          <table:table-cell office:value-type="float" office:value="1.59757" calcext:value-type="float">
            <text:p>1,59757</text:p>
          </table:table-cell>
          <table:table-cell office:value-type="float" office:value="908" calcext:value-type="float">
            <text:p>908</text:p>
          </table:table-cell>
          <table:table-cell office:value-type="float" office:value="2.18377" calcext:value-type="float">
            <text:p>2,18377</text:p>
          </table:table-cell>
          <table:table-cell table:style-name="ce1" office:value-type="float" office:value="19913848065" calcext:value-type="float">
            <text:p>19913848065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428094077" calcext:value-type="float">
            <text:p>10428094077</text:p>
          </table:table-cell>
          <table:table-cell office:value-type="float" office:value="4.46799" calcext:value-type="float">
            <text:p>4,46799</text:p>
          </table:table-cell>
          <table:table-cell office:value-type="float" office:value="1408" calcext:value-type="float">
            <text:p>1408</text:p>
          </table:table-cell>
          <table:table-cell office:value-type="float" office:value="5.74928" calcext:value-type="float">
            <text:p>5,74928</text:p>
          </table:table-cell>
          <table:table-cell table:style-name="ce1" office:value-type="float" office:value="387528637" calcext:value-type="float">
            <text:p>38752863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570936191" calcext:value-type="float">
            <text:p>10570936191</text:p>
          </table:table-cell>
          <table:table-cell office:value-type="float" office:value="1.59757" calcext:value-type="float">
            <text:p>1,59757</text:p>
          </table:table-cell>
          <table:table-cell office:value-type="float" office:value="908" calcext:value-type="float">
            <text:p>908</text:p>
          </table:table-cell>
          <table:table-cell office:value-type="float" office:value="2.18377" calcext:value-type="float">
            <text:p>2,18377</text:p>
          </table:table-cell>
          <table:table-cell table:style-name="ce1" office:value-type="float" office:value="28715305" calcext:value-type="float">
            <text:p>2871530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04848" calcext:value-type="float">
            <text:p>0,104848</text:p>
          </table:table-cell>
          <table:table-cell table:formula="of:=([.C10]+[.C11]+[.C12]+[.C13]+[.C14])/5" office:value-type="float" office:value="13" calcext:value-type="float">
            <text:p>13</text:p>
          </table:table-cell>
          <table:table-cell table:formula="of:=([.D10]+[.D11]+[.D12]+[.D13]+[.D14])/5" office:value-type="float" office:value="0.106145" calcext:value-type="float">
            <text:p>0,106145</text:p>
          </table:table-cell>
          <table:table-cell table:style-name="ce1" table:formula="of:=([.E10]+[.E11]+[.E12]+[.E13]+[.E14])/5" office:value-type="float" office:value="10389216820.8" calcext:value-type="float">
            <text:p>10389216820,8</text:p>
          </table:table-cell>
          <table:table-cell table:formula="of:=([.F10]+[.F11]+[.F12]+[.F13]+[.F14])/5" office:value-type="float" office:value="4.46799" calcext:value-type="float">
            <text:p>4,46799</text:p>
          </table:table-cell>
          <table:table-cell table:formula="of:=([.G10]+[.G11]+[.G12]+[.G13]+[.G14])/5" office:value-type="float" office:value="1408" calcext:value-type="float">
            <text:p>1408</text:p>
          </table:table-cell>
          <table:table-cell table:formula="of:=([.H10]+[.H11]+[.H12]+[.H13]+[.H14])/5" office:value-type="float" office:value="5.74928" calcext:value-type="float">
            <text:p>5,74928</text:p>
          </table:table-cell>
          <table:table-cell table:style-name="ce1" table:formula="of:=([.I10]+[.I11]+[.I12]+[.I13]+[.I14])/5" office:value-type="float" office:value="11131966832" calcext:value-type="float">
            <text:p>11131966832</text:p>
          </table:table-cell>
          <table:table-cell table:formula="of:=([.J10]+[.J11]+[.J12]+[.J13]+[.J14])/5" office:value-type="float" office:value="0.117006" calcext:value-type="float">
            <text:p>0,117006</text:p>
          </table:table-cell>
          <table:table-cell table:formula="of:=([.K10]+[.K11]+[.K12]+[.K13]+[.K14])/5" office:value-type="float" office:value="0" calcext:value-type="float">
            <text:p>0</text:p>
          </table:table-cell>
          <table:table-cell table:formula="of:=([.L10]+[.L11]+[.L12]+[.L13]+[.L14])/5" office:value-type="float" office:value="0.117006" calcext:value-type="float">
            <text:p>0,117006</text:p>
          </table:table-cell>
          <table:table-cell table:style-name="ce1" table:formula="of:=([.M10]+[.M11]+[.M12]+[.M13]+[.M14])/5" office:value-type="float" office:value="4212329979.2" calcext:value-type="float">
            <text:p>4212329979,2</text:p>
          </table:table-cell>
          <table:table-cell table:formula="of:=([.N10]+[.N11]+[.N12]+[.N13]+[.N14])/5" office:value-type="float" office:value="1.59757" calcext:value-type="float">
            <text:p>1,59757</text:p>
          </table:table-cell>
          <table:table-cell table:formula="of:=([.O10]+[.O11]+[.O12]+[.O13]+[.O14])/5" office:value-type="float" office:value="908" calcext:value-type="float">
            <text:p>908</text:p>
          </table:table-cell>
          <table:table-cell table:formula="of:=([.P10]+[.P11]+[.P12]+[.P13]+[.P14])/5" office:value-type="float" office:value="2.18377" calcext:value-type="float">
            <text:p>2,18377</text:p>
          </table:table-cell>
          <table:table-cell table:style-name="ce1" table:formula="of:=([.Q10]+[.Q11]+[.Q12]+[.Q13]+[.Q14])/5" office:value-type="float" office:value="11826771910.4" calcext:value-type="float">
            <text:p>11826771910,4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376921823" calcext:value-type="float">
            <text:p>10376921823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107407353" calcext:value-type="float">
            <text:p>10740735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632995318" calcext:value-type="float">
            <text:p>10632995318</text:p>
          </table:table-cell>
          <table:table-cell office:value-type="float" office:value="2.01301" calcext:value-type="float">
            <text:p>2,01301</text:p>
          </table:table-cell>
          <table:table-cell office:value-type="float" office:value="1121" calcext:value-type="float">
            <text:p>1121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121162585" calcext:value-type="float">
            <text:p>12116258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3307897" calcext:value-type="float">
            <text:p>13307897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160041385" calcext:value-type="float">
            <text:p>16004138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552551304" calcext:value-type="float">
            <text:p>10552551304</text:p>
          </table:table-cell>
          <table:table-cell office:value-type="float" office:value="2.01301" calcext:value-type="float">
            <text:p>2,01301</text:p>
          </table:table-cell>
          <table:table-cell office:value-type="float" office:value="1121" calcext:value-type="float">
            <text:p>1121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30593698" calcext:value-type="float">
            <text:p>3059369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394339074" calcext:value-type="float">
            <text:p>10394339074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162575769" calcext:value-type="float">
            <text:p>16257576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537803640" calcext:value-type="float">
            <text:p>10537803640</text:p>
          </table:table-cell>
          <table:table-cell office:value-type="float" office:value="2.01301" calcext:value-type="float">
            <text:p>2,01301</text:p>
          </table:table-cell>
          <table:table-cell office:value-type="float" office:value="1121" calcext:value-type="float">
            <text:p>1121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19380353923" calcext:value-type="float">
            <text:p>19380353923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404591595" calcext:value-type="float">
            <text:p>10404591595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4505651322" calcext:value-type="float">
            <text:p>5450565132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618287000" calcext:value-type="float">
            <text:p>10618287000</text:p>
          </table:table-cell>
          <table:table-cell office:value-type="float" office:value="2.01301" calcext:value-type="float">
            <text:p>2,01301</text:p>
          </table:table-cell>
          <table:table-cell office:value-type="float" office:value="1121" calcext:value-type="float">
            <text:p>1121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53563195" calcext:value-type="float">
            <text:p>53563195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21259237" calcext:value-type="float">
            <text:p>21259237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5018867967" calcext:value-type="float">
            <text:p>5501886796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598676654" calcext:value-type="float">
            <text:p>10598676654</text:p>
          </table:table-cell>
          <table:table-cell office:value-type="float" office:value="2.01301" calcext:value-type="float">
            <text:p>2,01301</text:p>
          </table:table-cell>
          <table:table-cell office:value-type="float" office:value="1121" calcext:value-type="float">
            <text:p>1121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23925649" calcext:value-type="float">
            <text:p>2392564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04092" calcext:value-type="float">
            <text:p>0,104092</text:p>
          </table:table-cell>
          <table:table-cell table:formula="of:=([.C17]+[.C18]+[.C19]+[.C20]+[.C21])/5" office:value-type="float" office:value="21" calcext:value-type="float">
            <text:p>21</text:p>
          </table:table-cell>
          <table:table-cell table:formula="of:=([.D17]+[.D18]+[.D19]+[.D20]+[.D21])/5" office:value-type="float" office:value="0.106157" calcext:value-type="float">
            <text:p>0,106157</text:p>
          </table:table-cell>
          <table:table-cell table:style-name="ce1" table:formula="of:=([.E17]+[.E18]+[.E19]+[.E20]+[.E21])/5" office:value-type="float" office:value="6242083925.2" calcext:value-type="float">
            <text:p>6242083925,2</text:p>
          </table:table-cell>
          <table:table-cell table:formula="of:=([.F17]+[.F18]+[.F19]+[.F20]+[.F21])/5" office:value-type="float" office:value="7.41058" calcext:value-type="float">
            <text:p>7,41058</text:p>
          </table:table-cell>
          <table:table-cell table:formula="of:=([.G17]+[.G18]+[.G19]+[.G20]+[.G21])/5" office:value-type="float" office:value="1841" calcext:value-type="float">
            <text:p>1841</text:p>
          </table:table-cell>
          <table:table-cell table:formula="of:=([.H17]+[.H18]+[.H19]+[.H20]+[.H21])/5" office:value-type="float" office:value="9.86718" calcext:value-type="float">
            <text:p>9,86718</text:p>
          </table:table-cell>
          <table:table-cell table:style-name="ce1" table:formula="of:=([.I17]+[.I18]+[.I19]+[.I20]+[.I21])/5" office:value-type="float" office:value="21990908759.2" calcext:value-type="float">
            <text:p>21990908759,2</text:p>
          </table:table-cell>
          <table:table-cell table:formula="of:=([.J17]+[.J18]+[.J19]+[.J20]+[.J21])/5" office:value-type="float" office:value="0.117006" calcext:value-type="float">
            <text:p>0,117006</text:p>
          </table:table-cell>
          <table:table-cell table:formula="of:=([.K17]+[.K18]+[.K19]+[.K20]+[.K21])/5" office:value-type="float" office:value="0" calcext:value-type="float">
            <text:p>0</text:p>
          </table:table-cell>
          <table:table-cell table:formula="of:=([.L17]+[.L18]+[.L19]+[.L20]+[.L21])/5" office:value-type="float" office:value="0.117006" calcext:value-type="float">
            <text:p>0,117006</text:p>
          </table:table-cell>
          <table:table-cell table:style-name="ce1" table:formula="of:=([.M17]+[.M18]+[.M19]+[.M20]+[.M21])/5" office:value-type="float" office:value="10588062783.2" calcext:value-type="float">
            <text:p>10588062783,2</text:p>
          </table:table-cell>
          <table:table-cell table:formula="of:=([.N17]+[.N18]+[.N19]+[.N20]+[.N21])/5" office:value-type="float" office:value="2.01301" calcext:value-type="float">
            <text:p>2,01301</text:p>
          </table:table-cell>
          <table:table-cell table:formula="of:=([.O17]+[.O18]+[.O19]+[.O20]+[.O21])/5" office:value-type="float" office:value="1121" calcext:value-type="float">
            <text:p>1121</text:p>
          </table:table-cell>
          <table:table-cell table:formula="of:=([.P17]+[.P18]+[.P19]+[.P20]+[.P21])/5" office:value-type="float" office:value="2.91146" calcext:value-type="float">
            <text:p>2,91146</text:p>
          </table:table-cell>
          <table:table-cell table:style-name="ce1" table:formula="of:=([.Q17]+[.Q18]+[.Q19]+[.Q20]+[.Q21])/5" office:value-type="float" office:value="3921919810" calcext:value-type="float">
            <text:p>3921919810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425474367" calcext:value-type="float">
            <text:p>10425474367</text:p>
          </table:table-cell>
          <table:table-cell office:value-type="float" office:value="4.70846" calcext:value-type="float">
            <text:p>4,70846</text:p>
          </table:table-cell>
          <table:table-cell office:value-type="float" office:value="1438" calcext:value-type="float">
            <text:p>1438</text:p>
          </table:table-cell>
          <table:table-cell office:value-type="float" office:value="6.11145" calcext:value-type="float">
            <text:p>6,11145</text:p>
          </table:table-cell>
          <table:table-cell table:style-name="ce1" office:value-type="float" office:value="55060787303" calcext:value-type="float">
            <text:p>5506078730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648085141" calcext:value-type="float">
            <text:p>10648085141</text:p>
          </table:table-cell>
          <table:table-cell office:value-type="float" office:value="0.901605" calcext:value-type="float">
            <text:p>0,901605</text:p>
          </table:table-cell>
          <table:table-cell office:value-type="float" office:value="967" calcext:value-type="float">
            <text:p>967</text:p>
          </table:table-cell>
          <table:table-cell office:value-type="float" office:value="1.42161" calcext:value-type="float">
            <text:p>1,42161</text:p>
          </table:table-cell>
          <table:table-cell table:style-name="ce1" office:value-type="float" office:value="19344716394" calcext:value-type="float">
            <text:p>19344716394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411611452" calcext:value-type="float">
            <text:p>10411611452</text:p>
          </table:table-cell>
          <table:table-cell office:value-type="float" office:value="4.70846" calcext:value-type="float">
            <text:p>4,70846</text:p>
          </table:table-cell>
          <table:table-cell office:value-type="float" office:value="1438" calcext:value-type="float">
            <text:p>1438</text:p>
          </table:table-cell>
          <table:table-cell office:value-type="float" office:value="6.11145" calcext:value-type="float">
            <text:p>6,11145</text:p>
          </table:table-cell>
          <table:table-cell table:style-name="ce1" office:value-type="float" office:value="54552350406" calcext:value-type="float">
            <text:p>5455235040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563619921" calcext:value-type="float">
            <text:p>10563619921</text:p>
          </table:table-cell>
          <table:table-cell office:value-type="float" office:value="0.901605" calcext:value-type="float">
            <text:p>0,901605</text:p>
          </table:table-cell>
          <table:table-cell office:value-type="float" office:value="967" calcext:value-type="float">
            <text:p>967</text:p>
          </table:table-cell>
          <table:table-cell office:value-type="float" office:value="1.42161" calcext:value-type="float">
            <text:p>1,42161</text:p>
          </table:table-cell>
          <table:table-cell table:style-name="ce1" office:value-type="float" office:value="38720552" calcext:value-type="float">
            <text:p>3872055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34418773" calcext:value-type="float">
            <text:p>34418773</text:p>
          </table:table-cell>
          <table:table-cell office:value-type="float" office:value="4.70846" calcext:value-type="float">
            <text:p>4,70846</text:p>
          </table:table-cell>
          <table:table-cell office:value-type="float" office:value="1438" calcext:value-type="float">
            <text:p>1438</text:p>
          </table:table-cell>
          <table:table-cell office:value-type="float" office:value="6.11145" calcext:value-type="float">
            <text:p>6,11145</text:p>
          </table:table-cell>
          <table:table-cell table:style-name="ce1" office:value-type="float" office:value="100219711" calcext:value-type="float">
            <text:p>10021971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70968718" calcext:value-type="float">
            <text:p>70968718</text:p>
          </table:table-cell>
          <table:table-cell office:value-type="float" office:value="0.901605" calcext:value-type="float">
            <text:p>0,901605</text:p>
          </table:table-cell>
          <table:table-cell office:value-type="float" office:value="967" calcext:value-type="float">
            <text:p>967</text:p>
          </table:table-cell>
          <table:table-cell office:value-type="float" office:value="1.42161" calcext:value-type="float">
            <text:p>1,42161</text:p>
          </table:table-cell>
          <table:table-cell table:style-name="ce1" office:value-type="float" office:value="143696911" calcext:value-type="float">
            <text:p>14369691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436182447" calcext:value-type="float">
            <text:p>10436182447</text:p>
          </table:table-cell>
          <table:table-cell office:value-type="float" office:value="4.70846" calcext:value-type="float">
            <text:p>4,70846</text:p>
          </table:table-cell>
          <table:table-cell office:value-type="float" office:value="1438" calcext:value-type="float">
            <text:p>1438</text:p>
          </table:table-cell>
          <table:table-cell office:value-type="float" office:value="6.11145" calcext:value-type="float">
            <text:p>6,11145</text:p>
          </table:table-cell>
          <table:table-cell table:style-name="ce1" office:value-type="float" office:value="97091891" calcext:value-type="float">
            <text:p>9709189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657964068" calcext:value-type="float">
            <text:p>10657964068</text:p>
          </table:table-cell>
          <table:table-cell office:value-type="float" office:value="0.901605" calcext:value-type="float">
            <text:p>0,901605</text:p>
          </table:table-cell>
          <table:table-cell office:value-type="float" office:value="967" calcext:value-type="float">
            <text:p>967</text:p>
          </table:table-cell>
          <table:table-cell office:value-type="float" office:value="1.42161" calcext:value-type="float">
            <text:p>1,42161</text:p>
          </table:table-cell>
          <table:table-cell table:style-name="ce1" office:value-type="float" office:value="241659601" calcext:value-type="float">
            <text:p>24165960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4299541" calcext:value-type="float">
            <text:p>14299541</text:p>
          </table:table-cell>
          <table:table-cell office:value-type="float" office:value="4.70846" calcext:value-type="float">
            <text:p>4,70846</text:p>
          </table:table-cell>
          <table:table-cell office:value-type="float" office:value="1438" calcext:value-type="float">
            <text:p>1438</text:p>
          </table:table-cell>
          <table:table-cell office:value-type="float" office:value="6.11145" calcext:value-type="float">
            <text:p>6,11145</text:p>
          </table:table-cell>
          <table:table-cell table:style-name="ce1" office:value-type="float" office:value="54643815838" calcext:value-type="float">
            <text:p>5464381583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560891089" calcext:value-type="float">
            <text:p>10560891089</text:p>
          </table:table-cell>
          <table:table-cell office:value-type="float" office:value="0.901605" calcext:value-type="float">
            <text:p>0,901605</text:p>
          </table:table-cell>
          <table:table-cell office:value-type="float" office:value="967" calcext:value-type="float">
            <text:p>967</text:p>
          </table:table-cell>
          <table:table-cell office:value-type="float" office:value="1.42161" calcext:value-type="float">
            <text:p>1,42161</text:p>
          </table:table-cell>
          <table:table-cell table:style-name="ce1" office:value-type="float" office:value="27273349" calcext:value-type="float">
            <text:p>2727334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104848" calcext:value-type="float">
            <text:p>0,104848</text:p>
          </table:table-cell>
          <table:table-cell table:formula="of:=([.C24]+[.C25]+[.C26]+[.C27]+[.C28])/5" office:value-type="float" office:value="13" calcext:value-type="float">
            <text:p>13</text:p>
          </table:table-cell>
          <table:table-cell table:formula="of:=([.D24]+[.D25]+[.D26]+[.D27]+[.D28])/5" office:value-type="float" office:value="0.106145" calcext:value-type="float">
            <text:p>0,106145</text:p>
          </table:table-cell>
          <table:table-cell table:style-name="ce1" table:formula="of:=([.E24]+[.E25]+[.E26]+[.E27]+[.E28])/5" office:value-type="float" office:value="6264397316" calcext:value-type="float">
            <text:p>6264397316</text:p>
          </table:table-cell>
          <table:table-cell table:formula="of:=([.F24]+[.F25]+[.F26]+[.F27]+[.F28])/5" office:value-type="float" office:value="4.70846" calcext:value-type="float">
            <text:p>4,70846</text:p>
          </table:table-cell>
          <table:table-cell table:formula="of:=([.G24]+[.G25]+[.G26]+[.G27]+[.G28])/5" office:value-type="float" office:value="1438" calcext:value-type="float">
            <text:p>1438</text:p>
          </table:table-cell>
          <table:table-cell table:formula="of:=([.H24]+[.H25]+[.H26]+[.H27]+[.H28])/5" office:value-type="float" office:value="6.11145" calcext:value-type="float">
            <text:p>6,11145</text:p>
          </table:table-cell>
          <table:table-cell table:style-name="ce1" table:formula="of:=([.I24]+[.I25]+[.I26]+[.I27]+[.I28])/5" office:value-type="float" office:value="32890853029.8" calcext:value-type="float">
            <text:p>32890853029,8</text:p>
          </table:table-cell>
          <table:table-cell table:formula="of:=([.J24]+[.J25]+[.J26]+[.J27]+[.J28])/5" office:value-type="float" office:value="0.117006" calcext:value-type="float">
            <text:p>0,117006</text:p>
          </table:table-cell>
          <table:table-cell table:formula="of:=([.K24]+[.K25]+[.K26]+[.K27]+[.K28])/5" office:value-type="float" office:value="0" calcext:value-type="float">
            <text:p>0</text:p>
          </table:table-cell>
          <table:table-cell table:formula="of:=([.L24]+[.L25]+[.L26]+[.L27]+[.L28])/5" office:value-type="float" office:value="0.117006" calcext:value-type="float">
            <text:p>0,117006</text:p>
          </table:table-cell>
          <table:table-cell table:style-name="ce1" table:formula="of:=([.M24]+[.M25]+[.M26]+[.M27]+[.M28])/5" office:value-type="float" office:value="8500305787.4" calcext:value-type="float">
            <text:p>8500305787,4</text:p>
          </table:table-cell>
          <table:table-cell table:formula="of:=([.N24]+[.N25]+[.N26]+[.N27]+[.N28])/5" office:value-type="float" office:value="0.901605" calcext:value-type="float">
            <text:p>0,901605</text:p>
          </table:table-cell>
          <table:table-cell table:formula="of:=([.O24]+[.O25]+[.O26]+[.O27]+[.O28])/5" office:value-type="float" office:value="967" calcext:value-type="float">
            <text:p>967</text:p>
          </table:table-cell>
          <table:table-cell table:formula="of:=([.P24]+[.P25]+[.P26]+[.P27]+[.P28])/5" office:value-type="float" office:value="1.42161" calcext:value-type="float">
            <text:p>1,42161</text:p>
          </table:table-cell>
          <table:table-cell table:style-name="ce1" table:formula="of:=([.Q24]+[.Q25]+[.Q26]+[.Q27]+[.Q28])/5" office:value-type="float" office:value="3959213361.4" calcext:value-type="float">
            <text:p>3959213361,4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437499392" calcext:value-type="float">
            <text:p>10437499392</text:p>
          </table:table-cell>
          <table:table-cell office:value-type="float" office:value="7.17796" calcext:value-type="float">
            <text:p>7,17796</text:p>
          </table:table-cell>
          <table:table-cell office:value-type="float" office:value="1701" calcext:value-type="float">
            <text:p>1701</text:p>
          </table:table-cell>
          <table:table-cell office:value-type="float" office:value="9.27673" calcext:value-type="float">
            <text:p>9,27673</text:p>
          </table:table-cell>
          <table:table-cell table:style-name="ce1" office:value-type="float" office:value="1102903638" calcext:value-type="float">
            <text:p>110290363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608257223" calcext:value-type="float">
            <text:p>10608257223</text:p>
          </table:table-cell>
          <table:table-cell office:value-type="float" office:value="0.906817" calcext:value-type="float">
            <text:p>0,906817</text:p>
          </table:table-cell>
          <table:table-cell office:value-type="float" office:value="916" calcext:value-type="float">
            <text:p>916</text:p>
          </table:table-cell>
          <table:table-cell office:value-type="float" office:value="1.40338" calcext:value-type="float">
            <text:p>1,40338</text:p>
          </table:table-cell>
          <table:table-cell table:style-name="ce1" office:value-type="float" office:value="19448890937" calcext:value-type="float">
            <text:p>1944889093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446965542" calcext:value-type="float">
            <text:p>10446965542</text:p>
          </table:table-cell>
          <table:table-cell office:value-type="float" office:value="7.17796" calcext:value-type="float">
            <text:p>7,17796</text:p>
          </table:table-cell>
          <table:table-cell office:value-type="float" office:value="1701" calcext:value-type="float">
            <text:p>1701</text:p>
          </table:table-cell>
          <table:table-cell office:value-type="float" office:value="9.27673" calcext:value-type="float">
            <text:p>9,27673</text:p>
          </table:table-cell>
          <table:table-cell table:style-name="ce1" office:value-type="float" office:value="56863243692" calcext:value-type="float">
            <text:p>5686324369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0674142" calcext:value-type="float">
            <text:p>20674142</text:p>
          </table:table-cell>
          <table:table-cell office:value-type="float" office:value="0.906817" calcext:value-type="float">
            <text:p>0,906817</text:p>
          </table:table-cell>
          <table:table-cell office:value-type="float" office:value="916" calcext:value-type="float">
            <text:p>916</text:p>
          </table:table-cell>
          <table:table-cell office:value-type="float" office:value="1.40338" calcext:value-type="float">
            <text:p>1,40338</text:p>
          </table:table-cell>
          <table:table-cell table:style-name="ce1" office:value-type="float" office:value="19700525580" calcext:value-type="float">
            <text:p>1970052558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394230696" calcext:value-type="float">
            <text:p>10394230696</text:p>
          </table:table-cell>
          <table:table-cell office:value-type="float" office:value="7.17796" calcext:value-type="float">
            <text:p>7,17796</text:p>
          </table:table-cell>
          <table:table-cell office:value-type="float" office:value="1701" calcext:value-type="float">
            <text:p>1701</text:p>
          </table:table-cell>
          <table:table-cell office:value-type="float" office:value="9.27673" calcext:value-type="float">
            <text:p>9,27673</text:p>
          </table:table-cell>
          <table:table-cell table:style-name="ce1" office:value-type="float" office:value="120978040" calcext:value-type="float">
            <text:p>12097804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614940416" calcext:value-type="float">
            <text:p>10614940416</text:p>
          </table:table-cell>
          <table:table-cell office:value-type="float" office:value="0.906817" calcext:value-type="float">
            <text:p>0,906817</text:p>
          </table:table-cell>
          <table:table-cell office:value-type="float" office:value="916" calcext:value-type="float">
            <text:p>916</text:p>
          </table:table-cell>
          <table:table-cell office:value-type="float" office:value="1.40338" calcext:value-type="float">
            <text:p>1,40338</text:p>
          </table:table-cell>
          <table:table-cell table:style-name="ce1" office:value-type="float" office:value="24476543" calcext:value-type="float">
            <text:p>24476543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4281150" calcext:value-type="float">
            <text:p>14281150</text:p>
          </table:table-cell>
          <table:table-cell office:value-type="float" office:value="7.17796" calcext:value-type="float">
            <text:p>7,17796</text:p>
          </table:table-cell>
          <table:table-cell office:value-type="float" office:value="1701" calcext:value-type="float">
            <text:p>1701</text:p>
          </table:table-cell>
          <table:table-cell office:value-type="float" office:value="9.27673" calcext:value-type="float">
            <text:p>9,27673</text:p>
          </table:table-cell>
          <table:table-cell table:style-name="ce1" office:value-type="float" office:value="59475035431" calcext:value-type="float">
            <text:p>5947503543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346948" calcext:value-type="float">
            <text:p>13346948</text:p>
          </table:table-cell>
          <table:table-cell office:value-type="float" office:value="0.906817" calcext:value-type="float">
            <text:p>0,906817</text:p>
          </table:table-cell>
          <table:table-cell office:value-type="float" office:value="916" calcext:value-type="float">
            <text:p>916</text:p>
          </table:table-cell>
          <table:table-cell office:value-type="float" office:value="1.40338" calcext:value-type="float">
            <text:p>1,40338</text:p>
          </table:table-cell>
          <table:table-cell table:style-name="ce1" office:value-type="float" office:value="26797693" calcext:value-type="float">
            <text:p>2679769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3733817" calcext:value-type="float">
            <text:p>13733817</text:p>
          </table:table-cell>
          <table:table-cell office:value-type="float" office:value="7.17796" calcext:value-type="float">
            <text:p>7,17796</text:p>
          </table:table-cell>
          <table:table-cell office:value-type="float" office:value="1701" calcext:value-type="float">
            <text:p>1701</text:p>
          </table:table-cell>
          <table:table-cell office:value-type="float" office:value="9.27673" calcext:value-type="float">
            <text:p>9,27673</text:p>
          </table:table-cell>
          <table:table-cell table:style-name="ce1" office:value-type="float" office:value="57301574105" calcext:value-type="float">
            <text:p>5730157410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4011175" calcext:value-type="float">
            <text:p>14011175</text:p>
          </table:table-cell>
          <table:table-cell office:value-type="float" office:value="0.906817" calcext:value-type="float">
            <text:p>0,906817</text:p>
          </table:table-cell>
          <table:table-cell office:value-type="float" office:value="916" calcext:value-type="float">
            <text:p>916</text:p>
          </table:table-cell>
          <table:table-cell office:value-type="float" office:value="1.40338" calcext:value-type="float">
            <text:p>1,40338</text:p>
          </table:table-cell>
          <table:table-cell table:style-name="ce1" office:value-type="float" office:value="130547109" calcext:value-type="float">
            <text:p>130547109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104848" calcext:value-type="float">
            <text:p>0,104848</text:p>
          </table:table-cell>
          <table:table-cell table:style-name="ce9" table:formula="of:=([.C31]+[.C32]+[.C33]+[.C34]+[.C35])/5" office:value-type="float" office:value="13" calcext:value-type="float">
            <text:p>13</text:p>
          </table:table-cell>
          <table:table-cell table:style-name="ce9" table:formula="of:=([.D31]+[.D32]+[.D33]+[.D34]+[.D35])/5" office:value-type="float" office:value="0.106145" calcext:value-type="float">
            <text:p>0,106145</text:p>
          </table:table-cell>
          <table:table-cell table:style-name="ce2" table:formula="of:=([.E31]+[.E32]+[.E33]+[.E34]+[.E35])/5" office:value-type="float" office:value="6261342119.4" calcext:value-type="float">
            <text:p>6261342119,4</text:p>
          </table:table-cell>
          <table:table-cell table:style-name="ce9" table:formula="of:=([.F31]+[.F32]+[.F33]+[.F34]+[.F35])/5" office:value-type="float" office:value="7.17796" calcext:value-type="float">
            <text:p>7,17796</text:p>
          </table:table-cell>
          <table:table-cell table:style-name="ce9" table:formula="of:=([.G31]+[.G32]+[.G33]+[.G34]+[.G35])/5" office:value-type="float" office:value="1701" calcext:value-type="float">
            <text:p>1701</text:p>
          </table:table-cell>
          <table:table-cell table:style-name="ce9" table:formula="of:=([.H31]+[.H32]+[.H33]+[.H34]+[.H35])/5" office:value-type="float" office:value="9.27673" calcext:value-type="float">
            <text:p>9,27673</text:p>
          </table:table-cell>
          <table:table-cell table:style-name="ce2" table:formula="of:=([.I31]+[.I32]+[.I33]+[.I34]+[.I35])/5" office:value-type="float" office:value="34972746981.2" calcext:value-type="float">
            <text:p>34972746981,2</text:p>
          </table:table-cell>
          <table:table-cell table:style-name="ce9" table:formula="of:=([.J31]+[.J32]+[.J33]+[.J34]+[.J35])/5" office:value-type="float" office:value="0.117006" calcext:value-type="float">
            <text:p>0,117006</text:p>
          </table:table-cell>
          <table:table-cell table:style-name="ce9" table:formula="of:=([.K31]+[.K32]+[.K33]+[.K34]+[.K35])/5" office:value-type="float" office:value="0" calcext:value-type="float">
            <text:p>0</text:p>
          </table:table-cell>
          <table:table-cell table:style-name="ce9" table:formula="of:=([.L31]+[.L32]+[.L33]+[.L34]+[.L35])/5" office:value-type="float" office:value="0.117006" calcext:value-type="float">
            <text:p>0,117006</text:p>
          </table:table-cell>
          <table:table-cell table:style-name="ce2" table:formula="of:=([.M31]+[.M32]+[.M33]+[.M34]+[.M35])/5" office:value-type="float" office:value="4254245980.8" calcext:value-type="float">
            <text:p>4254245980,8</text:p>
          </table:table-cell>
          <table:table-cell table:style-name="ce9" table:formula="of:=([.N31]+[.N32]+[.N33]+[.N34]+[.N35])/5" office:value-type="float" office:value="0.906817" calcext:value-type="float">
            <text:p>0,906817</text:p>
          </table:table-cell>
          <table:table-cell table:style-name="ce9" table:formula="of:=([.O31]+[.O32]+[.O33]+[.O34]+[.O35])/5" office:value-type="float" office:value="916" calcext:value-type="float">
            <text:p>916</text:p>
          </table:table-cell>
          <table:table-cell table:style-name="ce9" table:formula="of:=([.P31]+[.P32]+[.P33]+[.P34]+[.P35])/5" office:value-type="float" office:value="1.40338" calcext:value-type="float">
            <text:p>1,40338</text:p>
          </table:table-cell>
          <table:table-cell table:style-name="ce2" table:formula="of:=([.Q31]+[.Q32]+[.Q33]+[.Q34]+[.Q35])/5" office:value-type="float" office:value="7866247572.4" calcext:value-type="float">
            <text:p>7866247572,4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677186912" calcext:value-type="float">
            <text:p>11677186912</text:p>
          </table:table-cell>
          <table:table-cell office:value-type="float" office:value="7.56479" calcext:value-type="float">
            <text:p>7,56479</text:p>
          </table:table-cell>
          <table:table-cell office:value-type="float" office:value="3654" calcext:value-type="float">
            <text:p>3654</text:p>
          </table:table-cell>
          <table:table-cell office:value-type="float" office:value="10.3957" calcext:value-type="float">
            <text:p>10,3957</text:p>
          </table:table-cell>
          <table:table-cell table:style-name="ce1" office:value-type="float" office:value="127539508" calcext:value-type="float">
            <text:p>127539508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6944119" calcext:value-type="float">
            <text:p>16944119</text:p>
          </table:table-cell>
          <table:table-cell office:value-type="float" office:value="1.13736" calcext:value-type="float">
            <text:p>1,13736</text:p>
          </table:table-cell>
          <table:table-cell office:value-type="float" office:value="1966" calcext:value-type="float">
            <text:p>1966</text:p>
          </table:table-cell>
          <table:table-cell office:value-type="float" office:value="1.71608" calcext:value-type="float">
            <text:p>1,71608</text:p>
          </table:table-cell>
          <table:table-cell table:style-name="ce1" office:value-type="float" office:value="20995671728" calcext:value-type="float">
            <text:p>2099567172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499553822" calcext:value-type="float">
            <text:p>11499553822</text:p>
          </table:table-cell>
          <table:table-cell office:value-type="float" office:value="7.56479" calcext:value-type="float">
            <text:p>7,56479</text:p>
          </table:table-cell>
          <table:table-cell office:value-type="float" office:value="3654" calcext:value-type="float">
            <text:p>3654</text:p>
          </table:table-cell>
          <table:table-cell office:value-type="float" office:value="10.3957" calcext:value-type="float">
            <text:p>10,3957</text:p>
          </table:table-cell>
          <table:table-cell table:style-name="ce1" office:value-type="float" office:value="96977376" calcext:value-type="float">
            <text:p>9697737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22629073" calcext:value-type="float">
            <text:p>22629073</text:p>
          </table:table-cell>
          <table:table-cell office:value-type="float" office:value="1.13736" calcext:value-type="float">
            <text:p>1,13736</text:p>
          </table:table-cell>
          <table:table-cell office:value-type="float" office:value="1966" calcext:value-type="float">
            <text:p>1966</text:p>
          </table:table-cell>
          <table:table-cell office:value-type="float" office:value="1.71608" calcext:value-type="float">
            <text:p>1,71608</text:p>
          </table:table-cell>
          <table:table-cell table:style-name="ce1" office:value-type="float" office:value="21220283077" calcext:value-type="float">
            <text:p>2122028307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530794524" calcext:value-type="float">
            <text:p>11530794524</text:p>
          </table:table-cell>
          <table:table-cell office:value-type="float" office:value="7.56479" calcext:value-type="float">
            <text:p>7,56479</text:p>
          </table:table-cell>
          <table:table-cell office:value-type="float" office:value="3654" calcext:value-type="float">
            <text:p>3654</text:p>
          </table:table-cell>
          <table:table-cell office:value-type="float" office:value="10.3957" calcext:value-type="float">
            <text:p>10,3957</text:p>
          </table:table-cell>
          <table:table-cell table:style-name="ce1" office:value-type="float" office:value="58255440286" calcext:value-type="float">
            <text:p>5825544028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480186676" calcext:value-type="float">
            <text:p>11480186676</text:p>
          </table:table-cell>
          <table:table-cell office:value-type="float" office:value="1.13736" calcext:value-type="float">
            <text:p>1,13736</text:p>
          </table:table-cell>
          <table:table-cell office:value-type="float" office:value="1966" calcext:value-type="float">
            <text:p>1966</text:p>
          </table:table-cell>
          <table:table-cell office:value-type="float" office:value="1.71608" calcext:value-type="float">
            <text:p>1,71608</text:p>
          </table:table-cell>
          <table:table-cell table:style-name="ce1" office:value-type="float" office:value="21877932559" calcext:value-type="float">
            <text:p>2187793255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4606346" calcext:value-type="float">
            <text:p>14606346</text:p>
          </table:table-cell>
          <table:table-cell office:value-type="float" office:value="7.56479" calcext:value-type="float">
            <text:p>7,56479</text:p>
          </table:table-cell>
          <table:table-cell office:value-type="float" office:value="3654" calcext:value-type="float">
            <text:p>3654</text:p>
          </table:table-cell>
          <table:table-cell office:value-type="float" office:value="10.3957" calcext:value-type="float">
            <text:p>10,3957</text:p>
          </table:table-cell>
          <table:table-cell table:style-name="ce1" office:value-type="float" office:value="60176504396" calcext:value-type="float">
            <text:p>6017650439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654684506" calcext:value-type="float">
            <text:p>11654684506</text:p>
          </table:table-cell>
          <table:table-cell office:value-type="float" office:value="1.13736" calcext:value-type="float">
            <text:p>1,13736</text:p>
          </table:table-cell>
          <table:table-cell office:value-type="float" office:value="1966" calcext:value-type="float">
            <text:p>1966</text:p>
          </table:table-cell>
          <table:table-cell office:value-type="float" office:value="1.71608" calcext:value-type="float">
            <text:p>1,71608</text:p>
          </table:table-cell>
          <table:table-cell table:style-name="ce1" office:value-type="float" office:value="21590630430" calcext:value-type="float">
            <text:p>2159063043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557258816" calcext:value-type="float">
            <text:p>11557258816</text:p>
          </table:table-cell>
          <table:table-cell office:value-type="float" office:value="7.56479" calcext:value-type="float">
            <text:p>7,56479</text:p>
          </table:table-cell>
          <table:table-cell office:value-type="float" office:value="3654" calcext:value-type="float">
            <text:p>3654</text:p>
          </table:table-cell>
          <table:table-cell office:value-type="float" office:value="10.3957" calcext:value-type="float">
            <text:p>10,3957</text:p>
          </table:table-cell>
          <table:table-cell table:style-name="ce1" office:value-type="float" office:value="65724867672" calcext:value-type="float">
            <text:p>65724867672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648105005" calcext:value-type="float">
            <text:p>11648105005</text:p>
          </table:table-cell>
          <table:table-cell office:value-type="float" office:value="1.13736" calcext:value-type="float">
            <text:p>1,13736</text:p>
          </table:table-cell>
          <table:table-cell office:value-type="float" office:value="1966" calcext:value-type="float">
            <text:p>1966</text:p>
          </table:table-cell>
          <table:table-cell office:value-type="float" office:value="1.71608" calcext:value-type="float">
            <text:p>1,71608</text:p>
          </table:table-cell>
          <table:table-cell table:style-name="ce1" office:value-type="float" office:value="21932317749" calcext:value-type="float">
            <text:p>2193231774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105452" calcext:value-type="float">
            <text:p>0,105452</text:p>
          </table:table-cell>
          <table:table-cell table:formula="of:=([.C38]+[.C39]+[.C40]+[.C41]+[.C42])/5" office:value-type="float" office:value="21" calcext:value-type="float">
            <text:p>21</text:p>
          </table:table-cell>
          <table:table-cell table:formula="of:=([.D38]+[.D39]+[.D40]+[.D41]+[.D42])/5" office:value-type="float" office:value="0.106576" calcext:value-type="float">
            <text:p>0,106576</text:p>
          </table:table-cell>
          <table:table-cell table:style-name="ce1" table:formula="of:=([.E38]+[.E39]+[.E40]+[.E41]+[.E42])/5" office:value-type="float" office:value="9255880084" calcext:value-type="float">
            <text:p>9255880084</text:p>
          </table:table-cell>
          <table:table-cell table:formula="of:=([.F38]+[.F39]+[.F40]+[.F41]+[.F42])/5" office:value-type="float" office:value="7.56479" calcext:value-type="float">
            <text:p>7,56479</text:p>
          </table:table-cell>
          <table:table-cell table:formula="of:=([.G38]+[.G39]+[.G40]+[.G41]+[.G42])/5" office:value-type="float" office:value="3654" calcext:value-type="float">
            <text:p>3654</text:p>
          </table:table-cell>
          <table:table-cell table:formula="of:=([.H38]+[.H39]+[.H40]+[.H41]+[.H42])/5" office:value-type="float" office:value="10.3957" calcext:value-type="float">
            <text:p>10,3957</text:p>
          </table:table-cell>
          <table:table-cell table:style-name="ce1" table:formula="of:=([.I38]+[.I39]+[.I40]+[.I41]+[.I42])/5" office:value-type="float" office:value="36876265847.6" calcext:value-type="float">
            <text:p>36876265847,6</text:p>
          </table:table-cell>
          <table:table-cell table:formula="of:=([.J38]+[.J39]+[.J40]+[.J41]+[.J42])/5" office:value-type="float" office:value="0.414587" calcext:value-type="float">
            <text:p>0,414587</text:p>
          </table:table-cell>
          <table:table-cell table:formula="of:=([.K38]+[.K39]+[.K40]+[.K41]+[.K42])/5" office:value-type="float" office:value="997" calcext:value-type="float">
            <text:p>997</text:p>
          </table:table-cell>
          <table:table-cell table:formula="of:=([.L38]+[.L39]+[.L40]+[.L41]+[.L42])/5" office:value-type="float" office:value="0.607846" calcext:value-type="float">
            <text:p>0,607846</text:p>
          </table:table-cell>
          <table:table-cell table:style-name="ce1" table:formula="of:=([.M38]+[.M39]+[.M40]+[.M41]+[.M42])/5" office:value-type="float" office:value="6964509875.8" calcext:value-type="float">
            <text:p>6964509875,8</text:p>
          </table:table-cell>
          <table:table-cell table:formula="of:=([.N38]+[.N39]+[.N40]+[.N41]+[.N42])/5" office:value-type="float" office:value="1.13736" calcext:value-type="float">
            <text:p>1,13736</text:p>
          </table:table-cell>
          <table:table-cell table:formula="of:=([.O38]+[.O39]+[.O40]+[.O41]+[.O42])/5" office:value-type="float" office:value="1966" calcext:value-type="float">
            <text:p>1966</text:p>
          </table:table-cell>
          <table:table-cell table:formula="of:=([.P38]+[.P39]+[.P40]+[.P41]+[.P42])/5" office:value-type="float" office:value="1.71608" calcext:value-type="float">
            <text:p>1,71608</text:p>
          </table:table-cell>
          <table:table-cell table:style-name="ce1" table:formula="of:=([.Q38]+[.Q39]+[.Q40]+[.Q41]+[.Q42])/5" office:value-type="float" office:value="21523367108.6" calcext:value-type="float">
            <text:p>21523367108,6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616725297" calcext:value-type="float">
            <text:p>11616725297</text:p>
          </table:table-cell>
          <table:table-cell office:value-type="float" office:value="4.39577" calcext:value-type="float">
            <text:p>4,39577</text:p>
          </table:table-cell>
          <table:table-cell office:value-type="float" office:value="3109" calcext:value-type="float">
            <text:p>3109</text:p>
          </table:table-cell>
          <table:table-cell office:value-type="float" office:value="5.8678" calcext:value-type="float">
            <text:p>5,8678</text:p>
          </table:table-cell>
          <table:table-cell table:style-name="ce1" office:value-type="float" office:value="64880048704" calcext:value-type="float">
            <text:p>6488004870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654194695" calcext:value-type="float">
            <text:p>11654194695</text:p>
          </table:table-cell>
          <table:table-cell office:value-type="float" office:value="0.95213" calcext:value-type="float">
            <text:p>0,95213</text:p>
          </table:table-cell>
          <table:table-cell office:value-type="float" office:value="2101" calcext:value-type="float">
            <text:p>2101</text:p>
          </table:table-cell>
          <table:table-cell office:value-type="float" office:value="1.5759" calcext:value-type="float">
            <text:p>1,5759</text:p>
          </table:table-cell>
          <table:table-cell table:style-name="ce1" office:value-type="float" office:value="22055471398" calcext:value-type="float">
            <text:p>2205547139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4620469" calcext:value-type="float">
            <text:p>14620469</text:p>
          </table:table-cell>
          <table:table-cell office:value-type="float" office:value="4.39577" calcext:value-type="float">
            <text:p>4,39577</text:p>
          </table:table-cell>
          <table:table-cell office:value-type="float" office:value="3109" calcext:value-type="float">
            <text:p>3109</text:p>
          </table:table-cell>
          <table:table-cell office:value-type="float" office:value="5.8678" calcext:value-type="float">
            <text:p>5,8678</text:p>
          </table:table-cell>
          <table:table-cell table:style-name="ce1" office:value-type="float" office:value="204267296" calcext:value-type="float">
            <text:p>20426729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4249963" calcext:value-type="float">
            <text:p>14249963</text:p>
          </table:table-cell>
          <table:table-cell office:value-type="float" office:value="0.95213" calcext:value-type="float">
            <text:p>0,95213</text:p>
          </table:table-cell>
          <table:table-cell office:value-type="float" office:value="2101" calcext:value-type="float">
            <text:p>2101</text:p>
          </table:table-cell>
          <table:table-cell office:value-type="float" office:value="1.5759" calcext:value-type="float">
            <text:p>1,5759</text:p>
          </table:table-cell>
          <table:table-cell table:style-name="ce1" office:value-type="float" office:value="22105428565" calcext:value-type="float">
            <text:p>22105428565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645353694" calcext:value-type="float">
            <text:p>11645353694</text:p>
          </table:table-cell>
          <table:table-cell office:value-type="float" office:value="4.39577" calcext:value-type="float">
            <text:p>4,39577</text:p>
          </table:table-cell>
          <table:table-cell office:value-type="float" office:value="3109" calcext:value-type="float">
            <text:p>3109</text:p>
          </table:table-cell>
          <table:table-cell office:value-type="float" office:value="5.8678" calcext:value-type="float">
            <text:p>5,8678</text:p>
          </table:table-cell>
          <table:table-cell table:style-name="ce1" office:value-type="float" office:value="763419658" calcext:value-type="float">
            <text:p>76341965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325290" calcext:value-type="float">
            <text:p>23325290</text:p>
          </table:table-cell>
          <table:table-cell office:value-type="float" office:value="0.95213" calcext:value-type="float">
            <text:p>0,95213</text:p>
          </table:table-cell>
          <table:table-cell office:value-type="float" office:value="2101" calcext:value-type="float">
            <text:p>2101</text:p>
          </table:table-cell>
          <table:table-cell office:value-type="float" office:value="1.5759" calcext:value-type="float">
            <text:p>1,5759</text:p>
          </table:table-cell>
          <table:table-cell table:style-name="ce1" office:value-type="float" office:value="22081782155" calcext:value-type="float">
            <text:p>22081782155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0624161" calcext:value-type="float">
            <text:p>120624161</text:p>
          </table:table-cell>
          <table:table-cell office:value-type="float" office:value="4.39577" calcext:value-type="float">
            <text:p>4,39577</text:p>
          </table:table-cell>
          <table:table-cell office:value-type="float" office:value="3109" calcext:value-type="float">
            <text:p>3109</text:p>
          </table:table-cell>
          <table:table-cell office:value-type="float" office:value="5.8678" calcext:value-type="float">
            <text:p>5,8678</text:p>
          </table:table-cell>
          <table:table-cell table:style-name="ce1" office:value-type="float" office:value="989879692" calcext:value-type="float">
            <text:p>98987969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4713223" calcext:value-type="float">
            <text:p>14713223</text:p>
          </table:table-cell>
          <table:table-cell office:value-type="float" office:value="0.95213" calcext:value-type="float">
            <text:p>0,95213</text:p>
          </table:table-cell>
          <table:table-cell office:value-type="float" office:value="2101" calcext:value-type="float">
            <text:p>2101</text:p>
          </table:table-cell>
          <table:table-cell office:value-type="float" office:value="1.5759" calcext:value-type="float">
            <text:p>1,5759</text:p>
          </table:table-cell>
          <table:table-cell table:style-name="ce1" office:value-type="float" office:value="31192920" calcext:value-type="float">
            <text:p>3119292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22813259" calcext:value-type="float">
            <text:p>22813259</text:p>
          </table:table-cell>
          <table:table-cell office:value-type="float" office:value="4.39577" calcext:value-type="float">
            <text:p>4,39577</text:p>
          </table:table-cell>
          <table:table-cell office:value-type="float" office:value="3109" calcext:value-type="float">
            <text:p>3109</text:p>
          </table:table-cell>
          <table:table-cell office:value-type="float" office:value="5.8678" calcext:value-type="float">
            <text:p>5,8678</text:p>
          </table:table-cell>
          <table:table-cell table:style-name="ce1" office:value-type="float" office:value="195770263" calcext:value-type="float">
            <text:p>19577026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7004534" calcext:value-type="float">
            <text:p>17004534</text:p>
          </table:table-cell>
          <table:table-cell office:value-type="float" office:value="0.95213" calcext:value-type="float">
            <text:p>0,95213</text:p>
          </table:table-cell>
          <table:table-cell office:value-type="float" office:value="2101" calcext:value-type="float">
            <text:p>2101</text:p>
          </table:table-cell>
          <table:table-cell office:value-type="float" office:value="1.5759" calcext:value-type="float">
            <text:p>1,5759</text:p>
          </table:table-cell>
          <table:table-cell table:style-name="ce1" office:value-type="float" office:value="32212817" calcext:value-type="float">
            <text:p>3221281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105452" calcext:value-type="float">
            <text:p>0,105452</text:p>
          </table:table-cell>
          <table:table-cell table:formula="of:=([.C45]+[.C46]+[.C47]+[.C48]+[.C49])/5" office:value-type="float" office:value="21" calcext:value-type="float">
            <text:p>21</text:p>
          </table:table-cell>
          <table:table-cell table:formula="of:=([.D45]+[.D46]+[.D47]+[.D48]+[.D49])/5" office:value-type="float" office:value="0.106576" calcext:value-type="float">
            <text:p>0,106576</text:p>
          </table:table-cell>
          <table:table-cell table:style-name="ce1" table:formula="of:=([.E45]+[.E46]+[.E47]+[.E48]+[.E49])/5" office:value-type="float" office:value="4684027376" calcext:value-type="float">
            <text:p>4684027376</text:p>
          </table:table-cell>
          <table:table-cell table:formula="of:=([.F45]+[.F46]+[.F47]+[.F48]+[.F49])/5" office:value-type="float" office:value="4.39577" calcext:value-type="float">
            <text:p>4,39577</text:p>
          </table:table-cell>
          <table:table-cell table:formula="of:=([.G45]+[.G46]+[.G47]+[.G48]+[.G49])/5" office:value-type="float" office:value="3109" calcext:value-type="float">
            <text:p>3109</text:p>
          </table:table-cell>
          <table:table-cell table:formula="of:=([.H45]+[.H46]+[.H47]+[.H48]+[.H49])/5" office:value-type="float" office:value="5.8678" calcext:value-type="float">
            <text:p>5,8678</text:p>
          </table:table-cell>
          <table:table-cell table:style-name="ce1" table:formula="of:=([.I45]+[.I46]+[.I47]+[.I48]+[.I49])/5" office:value-type="float" office:value="13406677122.6" calcext:value-type="float">
            <text:p>13406677122,6</text:p>
          </table:table-cell>
          <table:table-cell table:formula="of:=([.J45]+[.J46]+[.J47]+[.J48]+[.J49])/5" office:value-type="float" office:value="0.117006" calcext:value-type="float">
            <text:p>0,117006</text:p>
          </table:table-cell>
          <table:table-cell table:formula="of:=([.K45]+[.K46]+[.K47]+[.K48]+[.K49])/5" office:value-type="float" office:value="0" calcext:value-type="float">
            <text:p>0</text:p>
          </table:table-cell>
          <table:table-cell table:formula="of:=([.L45]+[.L46]+[.L47]+[.L48]+[.L49])/5" office:value-type="float" office:value="0.117006" calcext:value-type="float">
            <text:p>0,117006</text:p>
          </table:table-cell>
          <table:table-cell table:style-name="ce1" table:formula="of:=([.M45]+[.M46]+[.M47]+[.M48]+[.M49])/5" office:value-type="float" office:value="2344697541" calcext:value-type="float">
            <text:p>2344697541</text:p>
          </table:table-cell>
          <table:table-cell table:formula="of:=([.N45]+[.N46]+[.N47]+[.N48]+[.N49])/5" office:value-type="float" office:value="0.95213" calcext:value-type="float">
            <text:p>0,95213</text:p>
          </table:table-cell>
          <table:table-cell table:formula="of:=([.O45]+[.O46]+[.O47]+[.O48]+[.O49])/5" office:value-type="float" office:value="2101" calcext:value-type="float">
            <text:p>2101</text:p>
          </table:table-cell>
          <table:table-cell table:formula="of:=([.P45]+[.P46]+[.P47]+[.P48]+[.P49])/5" office:value-type="float" office:value="1.5759" calcext:value-type="float">
            <text:p>1,5759</text:p>
          </table:table-cell>
          <table:table-cell table:style-name="ce1" table:formula="of:=([.Q45]+[.Q46]+[.Q47]+[.Q48]+[.Q49])/5" office:value-type="float" office:value="13261217571" calcext:value-type="float">
            <text:p>13261217571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643276156" calcext:value-type="float">
            <text:p>11643276156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112562435" calcext:value-type="float">
            <text:p>11256243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772433085" calcext:value-type="float">
            <text:p>11772433085</text:p>
          </table:table-cell>
          <table:table-cell office:value-type="float" office:value="2.01466" calcext:value-type="float">
            <text:p>2,01466</text:p>
          </table:table-cell>
          <table:table-cell office:value-type="float" office:value="2338" calcext:value-type="float">
            <text:p>2338</text:p>
          </table:table-cell>
          <table:table-cell office:value-type="float" office:value="2.99522" calcext:value-type="float">
            <text:p>2,99522</text:p>
          </table:table-cell>
          <table:table-cell table:style-name="ce1" office:value-type="float" office:value="48114184" calcext:value-type="float">
            <text:p>4811418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4740404" calcext:value-type="float">
            <text:p>14740404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792336073" calcext:value-type="float">
            <text:p>79233607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39491805" calcext:value-type="float">
            <text:p>39491805</text:p>
          </table:table-cell>
          <table:table-cell office:value-type="float" office:value="2.01466" calcext:value-type="float">
            <text:p>2,01466</text:p>
          </table:table-cell>
          <table:table-cell office:value-type="float" office:value="2338" calcext:value-type="float">
            <text:p>2338</text:p>
          </table:table-cell>
          <table:table-cell office:value-type="float" office:value="2.99522" calcext:value-type="float">
            <text:p>2,99522</text:p>
          </table:table-cell>
          <table:table-cell table:style-name="ce1" office:value-type="float" office:value="30062623" calcext:value-type="float">
            <text:p>3006262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618633601" calcext:value-type="float">
            <text:p>1161863360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9463700779" calcext:value-type="float">
            <text:p>5946370077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2844537" calcext:value-type="float">
            <text:p>22844537</text:p>
          </table:table-cell>
          <table:table-cell office:value-type="float" office:value="2.01466" calcext:value-type="float">
            <text:p>2,01466</text:p>
          </table:table-cell>
          <table:table-cell office:value-type="float" office:value="2338" calcext:value-type="float">
            <text:p>2338</text:p>
          </table:table-cell>
          <table:table-cell office:value-type="float" office:value="2.99522" calcext:value-type="float">
            <text:p>2,99522</text:p>
          </table:table-cell>
          <table:table-cell table:style-name="ce1" office:value-type="float" office:value="143424587" calcext:value-type="float">
            <text:p>143424587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634194016" calcext:value-type="float">
            <text:p>11634194016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101208786" calcext:value-type="float">
            <text:p>10120878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726704338" calcext:value-type="float">
            <text:p>11726704338</text:p>
          </table:table-cell>
          <table:table-cell office:value-type="float" office:value="2.01466" calcext:value-type="float">
            <text:p>2,01466</text:p>
          </table:table-cell>
          <table:table-cell office:value-type="float" office:value="2338" calcext:value-type="float">
            <text:p>2338</text:p>
          </table:table-cell>
          <table:table-cell office:value-type="float" office:value="2.99522" calcext:value-type="float">
            <text:p>2,99522</text:p>
          </table:table-cell>
          <table:table-cell table:style-name="ce1" office:value-type="float" office:value="22179300670" calcext:value-type="float">
            <text:p>2217930067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654267475" calcext:value-type="float">
            <text:p>11654267475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1493490297" calcext:value-type="float">
            <text:p>149349029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756599079" calcext:value-type="float">
            <text:p>11756599079</text:p>
          </table:table-cell>
          <table:table-cell office:value-type="float" office:value="2.01466" calcext:value-type="float">
            <text:p>2,01466</text:p>
          </table:table-cell>
          <table:table-cell office:value-type="float" office:value="2338" calcext:value-type="float">
            <text:p>2338</text:p>
          </table:table-cell>
          <table:table-cell office:value-type="float" office:value="2.99522" calcext:value-type="float">
            <text:p>2,99522</text:p>
          </table:table-cell>
          <table:table-cell table:style-name="ce1" office:value-type="float" office:value="22103863097" calcext:value-type="float">
            <text:p>2210386309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05452" calcext:value-type="float">
            <text:p>0,105452</text:p>
          </table:table-cell>
          <table:table-cell table:formula="of:=([.C52]+[.C53]+[.C54]+[.C55]+[.C56])/5" office:value-type="float" office:value="21" calcext:value-type="float">
            <text:p>21</text:p>
          </table:table-cell>
          <table:table-cell table:formula="of:=([.D52]+[.D53]+[.D54]+[.D55]+[.D56])/5" office:value-type="float" office:value="0.106576" calcext:value-type="float">
            <text:p>0,106576</text:p>
          </table:table-cell>
          <table:table-cell table:style-name="ce1" table:formula="of:=([.E52]+[.E53]+[.E54]+[.E55]+[.E56])/5" office:value-type="float" office:value="9313022330.4" calcext:value-type="float">
            <text:p>9313022330,4</text:p>
          </table:table-cell>
          <table:table-cell table:formula="of:=([.F52]+[.F53]+[.F54]+[.F55]+[.F56])/5" office:value-type="float" office:value="7.41058" calcext:value-type="float">
            <text:p>7,41058</text:p>
          </table:table-cell>
          <table:table-cell table:formula="of:=([.G52]+[.G53]+[.G54]+[.G55]+[.G56])/5" office:value-type="float" office:value="3655" calcext:value-type="float">
            <text:p>3655</text:p>
          </table:table-cell>
          <table:table-cell table:formula="of:=([.H52]+[.H53]+[.H54]+[.H55]+[.H56])/5" office:value-type="float" office:value="9.91985" calcext:value-type="float">
            <text:p>9,91985</text:p>
          </table:table-cell>
          <table:table-cell table:style-name="ce1" table:formula="of:=([.I52]+[.I53]+[.I54]+[.I55]+[.I56])/5" office:value-type="float" office:value="12392659674" calcext:value-type="float">
            <text:p>12392659674</text:p>
          </table:table-cell>
          <table:table-cell table:formula="of:=([.J52]+[.J53]+[.J54]+[.J55]+[.J56])/5" office:value-type="float" office:value="0.117006" calcext:value-type="float">
            <text:p>0,117006</text:p>
          </table:table-cell>
          <table:table-cell table:formula="of:=([.K52]+[.K53]+[.K54]+[.K55]+[.K56])/5" office:value-type="float" office:value="0" calcext:value-type="float">
            <text:p>0</text:p>
          </table:table-cell>
          <table:table-cell table:formula="of:=([.L52]+[.L53]+[.L54]+[.L55]+[.L56])/5" office:value-type="float" office:value="0.117006" calcext:value-type="float">
            <text:p>0,117006</text:p>
          </table:table-cell>
          <table:table-cell table:style-name="ce1" table:formula="of:=([.M52]+[.M53]+[.M54]+[.M55]+[.M56])/5" office:value-type="float" office:value="7063614568.8" calcext:value-type="float">
            <text:p>7063614568,8</text:p>
          </table:table-cell>
          <table:table-cell table:formula="of:=([.N52]+[.N53]+[.N54]+[.N55]+[.N56])/5" office:value-type="float" office:value="2.01466" calcext:value-type="float">
            <text:p>2,01466</text:p>
          </table:table-cell>
          <table:table-cell table:formula="of:=([.O52]+[.O53]+[.O54]+[.O55]+[.O56])/5" office:value-type="float" office:value="2338" calcext:value-type="float">
            <text:p>2338</text:p>
          </table:table-cell>
          <table:table-cell table:formula="of:=([.P52]+[.P53]+[.P54]+[.P55]+[.P56])/5" office:value-type="float" office:value="2.99522" calcext:value-type="float">
            <text:p>2,99522</text:p>
          </table:table-cell>
          <table:table-cell table:style-name="ce1" table:formula="of:=([.Q52]+[.Q53]+[.Q54]+[.Q55]+[.Q56])/5" office:value-type="float" office:value="8900953032.2" calcext:value-type="float">
            <text:p>8900953032,2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8732" calcext:value-type="float">
            <text:p>0,108732</text:p>
          </table:table-cell>
          <table:table-cell office:value-type="float" office:value="58" calcext:value-type="float">
            <text:p>58</text:p>
          </table:table-cell>
          <table:table-cell office:value-type="float" office:value="0.111753" calcext:value-type="float">
            <text:p>0,111753</text:p>
          </table:table-cell>
          <table:table-cell table:style-name="ce1" office:value-type="float" office:value="11608075892" calcext:value-type="float">
            <text:p>11608075892</text:p>
          </table:table-cell>
          <table:table-cell office:value-type="float" office:value="4.51828" calcext:value-type="float">
            <text:p>4,51828</text:p>
          </table:table-cell>
          <table:table-cell office:value-type="float" office:value="3141" calcext:value-type="float">
            <text:p>3141</text:p>
          </table:table-cell>
          <table:table-cell office:value-type="float" office:value="6.03895" calcext:value-type="float">
            <text:p>6,03895</text:p>
          </table:table-cell>
          <table:table-cell table:style-name="ce1" office:value-type="float" office:value="61896084804" calcext:value-type="float">
            <text:p>61896084804</text:p>
          </table:table-cell>
          <table:table-cell office:value-type="float" office:value="0.405896" calcext:value-type="float">
            <text:p>0,405896</text:p>
          </table:table-cell>
          <table:table-cell office:value-type="float" office:value="1002" calcext:value-type="float">
            <text:p>1002</text:p>
          </table:table-cell>
          <table:table-cell office:value-type="float" office:value="0.580732" calcext:value-type="float">
            <text:p>0,580732</text:p>
          </table:table-cell>
          <table:table-cell table:style-name="ce1" office:value-type="float" office:value="23802905" calcext:value-type="float">
            <text:p>23802905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2317" calcext:value-type="float">
            <text:p>2317</text:p>
          </table:table-cell>
          <table:table-cell office:value-type="float" office:value="3.04272" calcext:value-type="float">
            <text:p>3,04272</text:p>
          </table:table-cell>
          <table:table-cell table:style-name="ce1" office:value-type="float" office:value="31461773" calcext:value-type="float">
            <text:p>31461773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8732" calcext:value-type="float">
            <text:p>0,108732</text:p>
          </table:table-cell>
          <table:table-cell office:value-type="float" office:value="58" calcext:value-type="float">
            <text:p>58</text:p>
          </table:table-cell>
          <table:table-cell office:value-type="float" office:value="0.111753" calcext:value-type="float">
            <text:p>0,111753</text:p>
          </table:table-cell>
          <table:table-cell table:style-name="ce1" office:value-type="float" office:value="11607448103" calcext:value-type="float">
            <text:p>11607448103</text:p>
          </table:table-cell>
          <table:table-cell office:value-type="float" office:value="4.51828" calcext:value-type="float">
            <text:p>4,51828</text:p>
          </table:table-cell>
          <table:table-cell office:value-type="float" office:value="3141" calcext:value-type="float">
            <text:p>3141</text:p>
          </table:table-cell>
          <table:table-cell office:value-type="float" office:value="6.03895" calcext:value-type="float">
            <text:p>6,03895</text:p>
          </table:table-cell>
          <table:table-cell table:style-name="ce1" office:value-type="float" office:value="114794760" calcext:value-type="float">
            <text:p>114794760</text:p>
          </table:table-cell>
          <table:table-cell office:value-type="float" office:value="0.405896" calcext:value-type="float">
            <text:p>0,405896</text:p>
          </table:table-cell>
          <table:table-cell office:value-type="float" office:value="1002" calcext:value-type="float">
            <text:p>1002</text:p>
          </table:table-cell>
          <table:table-cell office:value-type="float" office:value="0.580732" calcext:value-type="float">
            <text:p>0,580732</text:p>
          </table:table-cell>
          <table:table-cell table:style-name="ce1" office:value-type="float" office:value="11720157025" calcext:value-type="float">
            <text:p>11720157025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2317" calcext:value-type="float">
            <text:p>2317</text:p>
          </table:table-cell>
          <table:table-cell office:value-type="float" office:value="3.04272" calcext:value-type="float">
            <text:p>3,04272</text:p>
          </table:table-cell>
          <table:table-cell table:style-name="ce1" office:value-type="float" office:value="33080495" calcext:value-type="float">
            <text:p>33080495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8732" calcext:value-type="float">
            <text:p>0,108732</text:p>
          </table:table-cell>
          <table:table-cell office:value-type="float" office:value="58" calcext:value-type="float">
            <text:p>58</text:p>
          </table:table-cell>
          <table:table-cell office:value-type="float" office:value="0.111753" calcext:value-type="float">
            <text:p>0,111753</text:p>
          </table:table-cell>
          <table:table-cell table:style-name="ce1" office:value-type="float" office:value="15873360" calcext:value-type="float">
            <text:p>15873360</text:p>
          </table:table-cell>
          <table:table-cell office:value-type="float" office:value="4.51828" calcext:value-type="float">
            <text:p>4,51828</text:p>
          </table:table-cell>
          <table:table-cell office:value-type="float" office:value="3141" calcext:value-type="float">
            <text:p>3141</text:p>
          </table:table-cell>
          <table:table-cell office:value-type="float" office:value="6.03895" calcext:value-type="float">
            <text:p>6,03895</text:p>
          </table:table-cell>
          <table:table-cell table:style-name="ce1" office:value-type="float" office:value="62258089590" calcext:value-type="float">
            <text:p>62258089590</text:p>
          </table:table-cell>
          <table:table-cell office:value-type="float" office:value="0.405896" calcext:value-type="float">
            <text:p>0,405896</text:p>
          </table:table-cell>
          <table:table-cell office:value-type="float" office:value="1002" calcext:value-type="float">
            <text:p>1002</text:p>
          </table:table-cell>
          <table:table-cell office:value-type="float" office:value="0.580732" calcext:value-type="float">
            <text:p>0,580732</text:p>
          </table:table-cell>
          <table:table-cell table:style-name="ce1" office:value-type="float" office:value="11718126624" calcext:value-type="float">
            <text:p>11718126624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2317" calcext:value-type="float">
            <text:p>2317</text:p>
          </table:table-cell>
          <table:table-cell office:value-type="float" office:value="3.04272" calcext:value-type="float">
            <text:p>3,04272</text:p>
          </table:table-cell>
          <table:table-cell table:style-name="ce1" office:value-type="float" office:value="21999239453" calcext:value-type="float">
            <text:p>2199923945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8732" calcext:value-type="float">
            <text:p>0,108732</text:p>
          </table:table-cell>
          <table:table-cell office:value-type="float" office:value="58" calcext:value-type="float">
            <text:p>58</text:p>
          </table:table-cell>
          <table:table-cell office:value-type="float" office:value="0.111753" calcext:value-type="float">
            <text:p>0,111753</text:p>
          </table:table-cell>
          <table:table-cell table:style-name="ce1" office:value-type="float" office:value="11588014617" calcext:value-type="float">
            <text:p>11588014617</text:p>
          </table:table-cell>
          <table:table-cell office:value-type="float" office:value="4.51828" calcext:value-type="float">
            <text:p>4,51828</text:p>
          </table:table-cell>
          <table:table-cell office:value-type="float" office:value="3141" calcext:value-type="float">
            <text:p>3141</text:p>
          </table:table-cell>
          <table:table-cell office:value-type="float" office:value="6.03895" calcext:value-type="float">
            <text:p>6,03895</text:p>
          </table:table-cell>
          <table:table-cell table:style-name="ce1" office:value-type="float" office:value="64275382932" calcext:value-type="float">
            <text:p>64275382932</text:p>
          </table:table-cell>
          <table:table-cell office:value-type="float" office:value="0.405896" calcext:value-type="float">
            <text:p>0,405896</text:p>
          </table:table-cell>
          <table:table-cell office:value-type="float" office:value="1002" calcext:value-type="float">
            <text:p>1002</text:p>
          </table:table-cell>
          <table:table-cell office:value-type="float" office:value="0.580732" calcext:value-type="float">
            <text:p>0,580732</text:p>
          </table:table-cell>
          <table:table-cell table:style-name="ce1" office:value-type="float" office:value="11944082289" calcext:value-type="float">
            <text:p>11944082289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2317" calcext:value-type="float">
            <text:p>2317</text:p>
          </table:table-cell>
          <table:table-cell office:value-type="float" office:value="3.04272" calcext:value-type="float">
            <text:p>3,04272</text:p>
          </table:table-cell>
          <table:table-cell table:style-name="ce1" office:value-type="float" office:value="33302985" calcext:value-type="float">
            <text:p>3330298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8732" calcext:value-type="float">
            <text:p>0,108732</text:p>
          </table:table-cell>
          <table:table-cell office:value-type="float" office:value="58" calcext:value-type="float">
            <text:p>58</text:p>
          </table:table-cell>
          <table:table-cell office:value-type="float" office:value="0.111753" calcext:value-type="float">
            <text:p>0,111753</text:p>
          </table:table-cell>
          <table:table-cell table:style-name="ce1" office:value-type="float" office:value="11973371058" calcext:value-type="float">
            <text:p>11973371058</text:p>
          </table:table-cell>
          <table:table-cell office:value-type="float" office:value="4.51828" calcext:value-type="float">
            <text:p>4,51828</text:p>
          </table:table-cell>
          <table:table-cell office:value-type="float" office:value="3141" calcext:value-type="float">
            <text:p>3141</text:p>
          </table:table-cell>
          <table:table-cell office:value-type="float" office:value="6.03895" calcext:value-type="float">
            <text:p>6,03895</text:p>
          </table:table-cell>
          <table:table-cell table:style-name="ce1" office:value-type="float" office:value="64648493355" calcext:value-type="float">
            <text:p>64648493355</text:p>
          </table:table-cell>
          <table:table-cell office:value-type="float" office:value="0.405896" calcext:value-type="float">
            <text:p>0,405896</text:p>
          </table:table-cell>
          <table:table-cell office:value-type="float" office:value="1002" calcext:value-type="float">
            <text:p>1002</text:p>
          </table:table-cell>
          <table:table-cell office:value-type="float" office:value="0.580732" calcext:value-type="float">
            <text:p>0,580732</text:p>
          </table:table-cell>
          <table:table-cell table:style-name="ce1" office:value-type="float" office:value="87334329" calcext:value-type="float">
            <text:p>87334329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2317" calcext:value-type="float">
            <text:p>2317</text:p>
          </table:table-cell>
          <table:table-cell office:value-type="float" office:value="3.04272" calcext:value-type="float">
            <text:p>3,04272</text:p>
          </table:table-cell>
          <table:table-cell table:style-name="ce1" office:value-type="float" office:value="22103412869" calcext:value-type="float">
            <text:p>2210341286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108732" calcext:value-type="float">
            <text:p>0,108732</text:p>
          </table:table-cell>
          <table:table-cell table:formula="of:=([.C59]+[.C60]+[.C61]+[.C62]+[.C63])/5" office:value-type="float" office:value="58" calcext:value-type="float">
            <text:p>58</text:p>
          </table:table-cell>
          <table:table-cell table:formula="of:=([.D59]+[.D60]+[.D61]+[.D62]+[.D63])/5" office:value-type="float" office:value="0.111753" calcext:value-type="float">
            <text:p>0,111753</text:p>
          </table:table-cell>
          <table:table-cell table:style-name="ce1" table:formula="of:=([.E59]+[.E60]+[.E61]+[.E62]+[.E63])/5" office:value-type="float" office:value="9358556606" calcext:value-type="float">
            <text:p>9358556606</text:p>
          </table:table-cell>
          <table:table-cell table:formula="of:=([.F59]+[.F60]+[.F61]+[.F62]+[.F63])/5" office:value-type="float" office:value="4.51828" calcext:value-type="float">
            <text:p>4,51828</text:p>
          </table:table-cell>
          <table:table-cell table:formula="of:=([.G59]+[.G60]+[.G61]+[.G62]+[.G63])/5" office:value-type="float" office:value="3141" calcext:value-type="float">
            <text:p>3141</text:p>
          </table:table-cell>
          <table:table-cell table:formula="of:=([.H59]+[.H60]+[.H61]+[.H62]+[.H63])/5" office:value-type="float" office:value="6.03895" calcext:value-type="float">
            <text:p>6,03895</text:p>
          </table:table-cell>
          <table:table-cell table:style-name="ce1" table:formula="of:=([.I59]+[.I60]+[.I61]+[.I62]+[.I63])/5" office:value-type="float" office:value="50638569088.2" calcext:value-type="float">
            <text:p>50638569088,2</text:p>
          </table:table-cell>
          <table:table-cell table:formula="of:=([.J59]+[.J60]+[.J61]+[.J62]+[.J63])/5" office:value-type="float" office:value="0.405896" calcext:value-type="float">
            <text:p>0,405896</text:p>
          </table:table-cell>
          <table:table-cell table:formula="of:=([.K59]+[.K60]+[.K61]+[.K62]+[.K63])/5" office:value-type="float" office:value="1002" calcext:value-type="float">
            <text:p>1002</text:p>
          </table:table-cell>
          <table:table-cell table:formula="of:=([.L59]+[.L60]+[.L61]+[.L62]+[.L63])/5" office:value-type="float" office:value="0.580732" calcext:value-type="float">
            <text:p>0,580732</text:p>
          </table:table-cell>
          <table:table-cell table:style-name="ce1" table:formula="of:=([.M59]+[.M60]+[.M61]+[.M62]+[.M63])/5" office:value-type="float" office:value="7098700634.4" calcext:value-type="float">
            <text:p>7098700634,4</text:p>
          </table:table-cell>
          <table:table-cell table:formula="of:=([.N59]+[.N60]+[.N61]+[.N62]+[.N63])/5" office:value-type="float" office:value="1.96858" calcext:value-type="float">
            <text:p>1,96858</text:p>
          </table:table-cell>
          <table:table-cell table:formula="of:=([.O59]+[.O60]+[.O61]+[.O62]+[.O63])/5" office:value-type="float" office:value="2317" calcext:value-type="float">
            <text:p>2317</text:p>
          </table:table-cell>
          <table:table-cell table:formula="of:=([.P59]+[.P60]+[.P61]+[.P62]+[.P63])/5" office:value-type="float" office:value="3.04272" calcext:value-type="float">
            <text:p>3,04272</text:p>
          </table:table-cell>
          <table:table-cell table:style-name="ce1" table:formula="of:=([.Q59]+[.Q60]+[.Q61]+[.Q62]+[.Q63])/5" office:value-type="float" office:value="8840099515" calcext:value-type="float">
            <text:p>8840099515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5720580" calcext:value-type="float">
            <text:p>15720580</text:p>
          </table:table-cell>
          <table:table-cell office:value-type="float" office:value="7.45242" calcext:value-type="float">
            <text:p>7,45242</text:p>
          </table:table-cell>
          <table:table-cell office:value-type="float" office:value="3623" calcext:value-type="float">
            <text:p>3623</text:p>
          </table:table-cell>
          <table:table-cell office:value-type="float" office:value="9.84279" calcext:value-type="float">
            <text:p>9,84279</text:p>
          </table:table-cell>
          <table:table-cell table:style-name="ce1" office:value-type="float" office:value="486213125" calcext:value-type="float">
            <text:p>486213125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7431786" calcext:value-type="float">
            <text:p>17431786</text:p>
          </table:table-cell>
          <table:table-cell office:value-type="float" office:value="1.95381" calcext:value-type="float">
            <text:p>1,95381</text:p>
          </table:table-cell>
          <table:table-cell office:value-type="float" office:value="2317" calcext:value-type="float">
            <text:p>2317</text:p>
          </table:table-cell>
          <table:table-cell office:value-type="float" office:value="2.93261" calcext:value-type="float">
            <text:p>2,93261</text:p>
          </table:table-cell>
          <table:table-cell table:style-name="ce1" office:value-type="float" office:value="67254672" calcext:value-type="float">
            <text:p>67254672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4648212" calcext:value-type="float">
            <text:p>14648212</text:p>
          </table:table-cell>
          <table:table-cell office:value-type="float" office:value="7.45242" calcext:value-type="float">
            <text:p>7,45242</text:p>
          </table:table-cell>
          <table:table-cell office:value-type="float" office:value="3623" calcext:value-type="float">
            <text:p>3623</text:p>
          </table:table-cell>
          <table:table-cell office:value-type="float" office:value="9.84279" calcext:value-type="float">
            <text:p>9,84279</text:p>
          </table:table-cell>
          <table:table-cell table:style-name="ce1" office:value-type="float" office:value="56875514211" calcext:value-type="float">
            <text:p>56875514211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23875299" calcext:value-type="float">
            <text:p>23875299</text:p>
          </table:table-cell>
          <table:table-cell office:value-type="float" office:value="1.95381" calcext:value-type="float">
            <text:p>1,95381</text:p>
          </table:table-cell>
          <table:table-cell office:value-type="float" office:value="2317" calcext:value-type="float">
            <text:p>2317</text:p>
          </table:table-cell>
          <table:table-cell office:value-type="float" office:value="2.93261" calcext:value-type="float">
            <text:p>2,93261</text:p>
          </table:table-cell>
          <table:table-cell table:style-name="ce1" office:value-type="float" office:value="22115819872" calcext:value-type="float">
            <text:p>22115819872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5428480" calcext:value-type="float">
            <text:p>15428480</text:p>
          </table:table-cell>
          <table:table-cell office:value-type="float" office:value="7.45242" calcext:value-type="float">
            <text:p>7,45242</text:p>
          </table:table-cell>
          <table:table-cell office:value-type="float" office:value="3623" calcext:value-type="float">
            <text:p>3623</text:p>
          </table:table-cell>
          <table:table-cell office:value-type="float" office:value="9.84279" calcext:value-type="float">
            <text:p>9,84279</text:p>
          </table:table-cell>
          <table:table-cell table:style-name="ce1" office:value-type="float" office:value="61746566013" calcext:value-type="float">
            <text:p>6174656601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70396030" calcext:value-type="float">
            <text:p>70396030</text:p>
          </table:table-cell>
          <table:table-cell office:value-type="float" office:value="1.95381" calcext:value-type="float">
            <text:p>1,95381</text:p>
          </table:table-cell>
          <table:table-cell office:value-type="float" office:value="2317" calcext:value-type="float">
            <text:p>2317</text:p>
          </table:table-cell>
          <table:table-cell office:value-type="float" office:value="2.93261" calcext:value-type="float">
            <text:p>2,93261</text:p>
          </table:table-cell>
          <table:table-cell table:style-name="ce1" office:value-type="float" office:value="128586381" calcext:value-type="float">
            <text:p>128586381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31047926" calcext:value-type="float">
            <text:p>31047926</text:p>
          </table:table-cell>
          <table:table-cell office:value-type="float" office:value="7.45242" calcext:value-type="float">
            <text:p>7,45242</text:p>
          </table:table-cell>
          <table:table-cell office:value-type="float" office:value="3623" calcext:value-type="float">
            <text:p>3623</text:p>
          </table:table-cell>
          <table:table-cell office:value-type="float" office:value="9.84279" calcext:value-type="float">
            <text:p>9,84279</text:p>
          </table:table-cell>
          <table:table-cell table:style-name="ce1" office:value-type="float" office:value="523728614" calcext:value-type="float">
            <text:p>52372861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1978622524" calcext:value-type="float">
            <text:p>11978622524</text:p>
          </table:table-cell>
          <table:table-cell office:value-type="float" office:value="1.95381" calcext:value-type="float">
            <text:p>1,95381</text:p>
          </table:table-cell>
          <table:table-cell office:value-type="float" office:value="2317" calcext:value-type="float">
            <text:p>2317</text:p>
          </table:table-cell>
          <table:table-cell office:value-type="float" office:value="2.93261" calcext:value-type="float">
            <text:p>2,93261</text:p>
          </table:table-cell>
          <table:table-cell table:style-name="ce1" office:value-type="float" office:value="36777983" calcext:value-type="float">
            <text:p>36777983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24004038" calcext:value-type="float">
            <text:p>24004038</text:p>
          </table:table-cell>
          <table:table-cell office:value-type="float" office:value="7.45242" calcext:value-type="float">
            <text:p>7,45242</text:p>
          </table:table-cell>
          <table:table-cell office:value-type="float" office:value="3623" calcext:value-type="float">
            <text:p>3623</text:p>
          </table:table-cell>
          <table:table-cell office:value-type="float" office:value="9.84279" calcext:value-type="float">
            <text:p>9,84279</text:p>
          </table:table-cell>
          <table:table-cell table:style-name="ce1" office:value-type="float" office:value="63668326712" calcext:value-type="float">
            <text:p>63668326712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1970377368" calcext:value-type="float">
            <text:p>11970377368</text:p>
          </table:table-cell>
          <table:table-cell office:value-type="float" office:value="1.95381" calcext:value-type="float">
            <text:p>1,95381</text:p>
          </table:table-cell>
          <table:table-cell office:value-type="float" office:value="2317" calcext:value-type="float">
            <text:p>2317</text:p>
          </table:table-cell>
          <table:table-cell office:value-type="float" office:value="2.93261" calcext:value-type="float">
            <text:p>2,93261</text:p>
          </table:table-cell>
          <table:table-cell table:style-name="ce1" office:value-type="float" office:value="22105077259" calcext:value-type="float">
            <text:p>22105077259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9106" calcext:value-type="float">
            <text:p>0,299106</text:p>
          </table:table-cell>
          <table:table-cell table:style-name="ce9" table:formula="of:=([.C66]+[.C67]+[.C68]+[.C69]+[.C70])/5" office:value-type="float" office:value="962" calcext:value-type="float">
            <text:p>962</text:p>
          </table:table-cell>
          <table:table-cell table:style-name="ce9" table:formula="of:=([.D66]+[.D67]+[.D68]+[.D69]+[.D70])/5" office:value-type="float" office:value="0.421761" calcext:value-type="float">
            <text:p>0,421761</text:p>
          </table:table-cell>
          <table:table-cell table:style-name="ce2" table:formula="of:=([.E66]+[.E67]+[.E68]+[.E69]+[.E70])/5" office:value-type="float" office:value="20169847.2" calcext:value-type="float">
            <text:p>20169847,2</text:p>
          </table:table-cell>
          <table:table-cell table:style-name="ce9" table:formula="of:=([.F66]+[.F67]+[.F68]+[.F69]+[.F70])/5" office:value-type="float" office:value="7.45242" calcext:value-type="float">
            <text:p>7,45242</text:p>
          </table:table-cell>
          <table:table-cell table:style-name="ce9" table:formula="of:=([.G66]+[.G67]+[.G68]+[.G69]+[.G70])/5" office:value-type="float" office:value="3623" calcext:value-type="float">
            <text:p>3623</text:p>
          </table:table-cell>
          <table:table-cell table:style-name="ce9" table:formula="of:=([.H66]+[.H67]+[.H68]+[.H69]+[.H70])/5" office:value-type="float" office:value="9.84279" calcext:value-type="float">
            <text:p>9,84279</text:p>
          </table:table-cell>
          <table:table-cell table:style-name="ce2" table:formula="of:=([.I66]+[.I67]+[.I68]+[.I69]+[.I70])/5" office:value-type="float" office:value="36660069735" calcext:value-type="float">
            <text:p>36660069735</text:p>
          </table:table-cell>
          <table:table-cell table:style-name="ce9" table:formula="of:=([.J66]+[.J67]+[.J68]+[.J69]+[.J70])/5" office:value-type="float" office:value="0.409214" calcext:value-type="float">
            <text:p>0,409214</text:p>
          </table:table-cell>
          <table:table-cell table:style-name="ce9" table:formula="of:=([.K66]+[.K67]+[.K68]+[.K69]+[.K70])/5" office:value-type="float" office:value="1031" calcext:value-type="float">
            <text:p>1031</text:p>
          </table:table-cell>
          <table:table-cell table:style-name="ce9" table:formula="of:=([.L66]+[.L67]+[.L68]+[.L69]+[.L70])/5" office:value-type="float" office:value="0.590219" calcext:value-type="float">
            <text:p>0,590219</text:p>
          </table:table-cell>
          <table:table-cell table:style-name="ce2" table:formula="of:=([.M66]+[.M67]+[.M68]+[.M69]+[.M70])/5" office:value-type="float" office:value="4812140601.4" calcext:value-type="float">
            <text:p>4812140601,4</text:p>
          </table:table-cell>
          <table:table-cell table:style-name="ce9" table:formula="of:=([.N66]+[.N67]+[.N68]+[.N69]+[.N70])/5" office:value-type="float" office:value="1.95381" calcext:value-type="float">
            <text:p>1,95381</text:p>
          </table:table-cell>
          <table:table-cell table:style-name="ce9" table:formula="of:=([.O66]+[.O67]+[.O68]+[.O69]+[.O70])/5" office:value-type="float" office:value="2317" calcext:value-type="float">
            <text:p>2317</text:p>
          </table:table-cell>
          <table:table-cell table:style-name="ce9" table:formula="of:=([.P66]+[.P67]+[.P68]+[.P69]+[.P70])/5" office:value-type="float" office:value="2.93261" calcext:value-type="float">
            <text:p>2,93261</text:p>
          </table:table-cell>
          <table:table-cell table:style-name="ce2" table:formula="of:=([.Q66]+[.Q67]+[.Q68]+[.Q69]+[.Q70])/5" office:value-type="float" office:value="8890703233.4" calcext:value-type="float">
            <text:p>8890703233,4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9:36:07.8465650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40:20.254105507</dc:date>
    <meta:editing-duration>PT16M11S</meta:editing-duration>
    <meta:editing-cycles>5</meta:editing-cycles>
    <meta:generator>LibreOffice/6.0.7.3$Linux_X86_64 LibreOffice_project/00m0$Build-3</meta:generator>
    <meta:document-statistic meta:table-count="1" meta:cell-count="1051" meta:object-count="0"/>
  </office:meta>
</office:document-meta>
</file>